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6" style:family="table-cell" style:parent-style-name="Comma" style:data-style-name="N36">
      <style:table-cell-properties fo:border-top="thin solid #000000" fo:border-bottom="none" fo:border-left="thin solid #000000" fo:border-right="thin solid #000000"/>
    </style:style>
    <style:style style:name="ce7" style:family="table-cell" style:parent-style-name="Percent" style:data-style-name="N13"/>
    <style:style style:name="ce8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0" style:family="table-cell" style:parent-style-name="Default" style:data-style-name="N36"/>
    <style:style style:name="ce11" style:family="table-cell" style:parent-style-name="Default" style:data-style-name="N37"/>
    <style:style style:name="ce1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4" style:family="table-cell" style:parent-style-name="Comma" style:data-style-name="N36">
      <style:table-cell-properties fo:border-top="none" fo:border-bottom="none" fo:border-left="thin solid #000000" fo:border-right="thin solid #000000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8" style:family="table-cell" style:parent-style-name="Comma" style:data-style-name="N36">
      <style:table-cell-properties fo:border-top="none" fo:border-bottom="thin solid #000000" fo:border-left="thin solid #000000" fo:border-right="thin solid #000000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1" style:family="table-cell" style:parent-style-name="Comma" style:data-style-name="N36">
      <style:table-cell-properties fo:border="thin solid #000000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5" style:family="table-cell" style:parent-style-name="Comma" style:data-style-name="N36"/>
    <style:style style:name="ce26" style:family="table-cell" style:parent-style-name="Percent" style:data-style-name="N13">
      <style:table-cell-properties fo:border-top="thin solid #000000" fo:border-bottom="none" fo:border-left="thin solid #000000" fo:border-right="thin solid #000000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28" style:family="table-cell" style:parent-style-name="Percent" style:data-style-name="N13">
      <style:table-cell-properties fo:border-top="none" fo:border-bottom="none" fo:border-left="thin solid #000000" fo:border-right="thin solid #000000"/>
    </style:style>
    <style:style style:name="ce29" style:family="table-cell" style:parent-style-name="Default" style:data-style-name="N0">
      <style:table-cell-properties fo:border-top="none" fo:border-bottom="none" fo:border-left="thin solid #000000" fo:border-right="none" fo:background-color="#FFFF66"/>
    </style:style>
    <style:style style:name="ce30" style:family="table-cell" style:parent-style-name="Default" style:data-style-name="N0">
      <style:table-cell-properties fo:border-top="none" fo:border-bottom="none" fo:border-left="thin solid #000000" fo:border-right="none" fo:background-color="#FFFF66"/>
    </style:style>
    <style:style style:name="ce31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34" style:family="table-cell" style:parent-style-name="Comma" style:data-style-name="N36">
      <style:table-cell-properties fo:border-top="thin solid #000000" fo:border-bottom="thin solid #000000" fo:border-left="thin solid #000000" fo:border-right="none"/>
    </style:style>
    <style:style style:name="ce35" style:family="table-cell" style:parent-style-name="Percent" style:data-style-name="N13">
      <style:table-cell-properties fo:border="thin solid #000000"/>
    </style:style>
    <style:style style:name="ce36" style:family="table-cell" style:parent-style-name="Percent" style:data-style-name="N38"/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39" style:family="table-cell" style:parent-style-name="Default" style:data-style-name="N0">
      <style:table-cell-properties fo:border="thin solid #000000" fo:background-color="transparent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FFFFFF" fo:border-bottom="none" fo:border-left="thin solid #000000" fo:border-right="none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FFFFFF" fo:border-right="none"/>
    </style:style>
    <style:style style:name="ce44" style:family="table-cell" style:parent-style-name="Default" style:data-style-name="N0">
      <style:table-cell-properties fo:border="thin solid #000000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FFFFFF" fo:border-right="none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none"/>
      <style:text-properties fo:color="#000000"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/>
      <style:text-properties fo:color="#000000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fo:background-color="transparent"/>
      <style:text-properties fo:color="#000000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50" style:family="table-cell" style:parent-style-name="Comma" style:data-style-name="N35">
      <style:table-cell-properties fo:border-top="thin solid #000000" fo:border-bottom="none" fo:border-left="thin solid #000000" fo:border-right="thin solid #000000"/>
    </style:style>
    <style:style style:name="ce51" style:family="table-cell" style:parent-style-name="Comma" style:data-style-name="N39">
      <style:table-cell-properties fo:border-top="none" fo:border-bottom="none" fo:border-left="none" fo:border-right="thin solid #000000"/>
      <style:text-properties fo:color="#000000"/>
    </style:style>
    <style:style style:name="ce52" style:family="table-cell" style:parent-style-name="Comma" style:data-style-name="N39">
      <style:table-cell-properties fo:border-top="none" fo:border-bottom="none" fo:border-left="thin solid #000000" fo:border-right="thin solid #000000"/>
      <style:text-properties fo:color="#000000"/>
    </style:style>
    <style:style style:name="ce53" style:family="table-cell" style:parent-style-name="Default" style:data-style-name="N39"/>
    <style:style style:name="ce5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55" style:family="table-cell" style:parent-style-name="Comma" style:data-style-name="N35">
      <style:table-cell-properties fo:border-top="none" fo:border-bottom="none" fo:border-left="thin solid #000000" fo:border-right="thin solid #000000"/>
    </style:style>
    <style:style style:name="ce5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5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59" style:family="table-cell" style:parent-style-name="Comma" style:data-style-name="N35">
      <style:table-cell-properties fo:border="thin solid #000000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61" style:family="table-cell" style:parent-style-name="Default" style:data-style-name="N0">
      <style:table-cell-properties fo:border="thin solid #000000"/>
    </style:style>
    <style:style style:name="ce62" style:family="table-cell" style:parent-style-name="Comma" style:data-style-name="N39">
      <style:table-cell-properties fo:border="thin solid #000000"/>
      <style:text-properties fo:color="#000000"/>
    </style:style>
    <style:style style:name="ce6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6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65" style:family="table-cell" style:parent-style-name="Default" style:data-style-name="N0"/>
    <style:style style:name="ce66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68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69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71" style:family="table-cell" style:parent-style-name="Comma" style:data-style-name="N36">
      <style:table-cell-properties fo:border-top="thin solid #000000" fo:border-bottom="none" fo:border-left="thin solid #000000" fo:border-right="none"/>
    </style:style>
    <style:style style:name="ce72" style:family="table-cell" style:parent-style-name="Comma" style:data-style-name="N36">
      <style:table-cell-properties fo:border-top="thin solid #000000" fo:border-bottom="none" fo:border-left="none" fo:border-right="none"/>
    </style:style>
    <style:style style:name="ce73" style:family="table-cell" style:parent-style-name="Comma" style:data-style-name="N36">
      <style:table-cell-properties fo:border-top="thin solid #000000" fo:border-bottom="none" fo:border-left="none" fo:border-right="thin solid #000000"/>
    </style:style>
    <style:style style:name="ce74" style:family="table-cell" style:parent-style-name="Comma" style:data-style-name="N36">
      <style:table-cell-properties fo:border-top="none" fo:border-bottom="thin solid #000000" fo:border-left="thin solid #000000" fo:border-right="none"/>
    </style:style>
    <style:style style:name="ce75" style:family="table-cell" style:parent-style-name="Comma" style:data-style-name="N36">
      <style:table-cell-properties fo:border-top="none" fo:border-bottom="thin solid #000000" fo:border-left="none" fo:border-right="none"/>
    </style:style>
    <style:style style:name="ce76" style:family="table-cell" style:parent-style-name="Comma" style:data-style-name="N36">
      <style:table-cell-properties fo:border-top="none" fo:border-bottom="thin solid #000000" fo:border-left="none" fo:border-right="thin solid #000000"/>
    </style:style>
    <style:style style:name="ce77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78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79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80" style:family="table-cell" style:parent-style-name="Default" style:data-style-name="N0">
      <style:table-cell-properties fo:border="thin solid #000000"/>
    </style:style>
    <style:style style:name="ce81" style:family="table-cell" style:parent-style-name="Normal_32_3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ce82" style:family="table-cell" style:parent-style-name="Normal_32_3" style:data-style-name="N0">
      <style:table-cell-properties style:vertical-align="automatic" fo:background-color="transparent"/>
      <style:text-properties fo:color="#000000"/>
    </style:style>
    <style:style style:name="ce83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e84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85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86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87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e88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89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90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91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/>
      <style:text-properties fo:color="#000000" style:font-name="Calibri" style:font-name-asian="Calibri" style:font-name-complex="Calibri" fo:font-size="10pt" style:font-size-asian="10pt" style:font-size-complex="10pt"/>
    </style:style>
    <style:style style:name="ce92" style:family="table-cell" style:parent-style-name="Comma_32_2" style:data-style-name="N41">
      <style:table-cell-properties fo:border-top="none" fo:border-bottom="none" fo:border-left="thin solid #000000" fo:border-right="thin solid #000000"/>
      <style:text-properties fo:color="#000000" style:font-name="Calibri" style:font-name-asian="Calibri" style:font-name-complex="Calibri"/>
    </style:style>
    <style:style style:name="ce93" style:family="table-cell" style:parent-style-name="Comma_32_2" style:data-style-name="N41">
      <style:text-properties fo:color="#000000" style:font-name="Calibri" style:font-name-asian="Calibri" style:font-name-complex="Calibri"/>
    </style:style>
    <style:style style:name="ce94" style:family="table-cell" style:parent-style-name="Comma_32_2" style:data-style-name="N41">
      <style:table-cell-properties fo:border-top="none" fo:border-bottom="none" fo:border-left="none" fo:border-right="thin solid #000000"/>
      <style:text-properties fo:color="#000000" style:font-name="Calibri" style:font-name-asian="Calibri" style:font-name-complex="Calibri"/>
    </style:style>
    <style:style style:name="ce95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e96" style:family="table-cell" style:parent-style-name="Normal_32_2" style:data-style-name="N0">
      <style:table-cell-properties fo:border-top="none" fo:border-bottom="none" fo:border-left="none" fo:border-right="thin solid #000000"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e97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e98" style:family="table-cell" style:parent-style-name="Normal_32_2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e99" style:family="table-cell" style:parent-style-name="Normal_32_2" style:data-style-name="N3">
      <style:table-cell-properties style:vertical-align="automatic" fo:background-color="transparent"/>
      <style:text-properties fo:color="#000000" style:font-name="Calibri" style:font-name-asian="Calibri" style:font-name-complex="Calibri" fo:font-size="10pt" style:font-size-asian="10pt" style:font-size-complex="10pt"/>
    </style:style>
    <style:style style:name="ce100" style:family="table-cell" style:parent-style-name="Comma_32_2" style:data-style-name="N3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101" style:family="table-cell" style:parent-style-name="Comma_32_2" style:data-style-name="N41">
      <style:table-cell-properties fo:border-top="none" fo:border-bottom="thin solid #000000" fo:border-left="thin solid #000000" fo:border-right="thin solid #000000"/>
      <style:text-properties fo:color="#000000" style:font-name="Calibri" style:font-name-asian="Calibri" style:font-name-complex="Calibri"/>
    </style:style>
    <style:style style:name="ce102" style:family="table-cell" style:parent-style-name="Comma_32_2" style:data-style-name="N41">
      <style:table-cell-properties fo:border-top="none" fo:border-bottom="thin solid #000000" fo:border-left="none" fo:border-right="none"/>
      <style:text-properties fo:color="#000000" style:font-name="Calibri" style:font-name-asian="Calibri" style:font-name-complex="Calibri"/>
    </style:style>
    <style:style style:name="ce103" style:family="table-cell" style:parent-style-name="Comma_32_2" style:data-style-name="N41">
      <style:table-cell-properties fo:border-top="none" fo:border-bottom="thin solid #000000" fo:border-left="none" fo:border-right="thin solid #000000"/>
      <style:text-properties fo:color="#000000" style:font-name="Calibri" style:font-name-asian="Calibri" style:font-name-complex="Calibri"/>
    </style:style>
    <style:style style:name="ce104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fo:color="#000000" style:font-name="Calibri" style:font-name-asian="Calibri" style:font-name-complex="Calibri" fo:font-size="10pt" style:font-size-asian="10pt" style:font-size-complex="10pt"/>
    </style:style>
    <style:style style:name="ce105" style:family="table-cell" style:parent-style-name="Normal_32_2" style:data-style-name="N0">
      <style:table-cell-properties fo:border="thin solid #000000" style:vertical-align="automatic" fo:background-color="transparent"/>
      <style:text-properties fo:color="#000000" style:font-name="Calibri" style:font-name-asian="Calibri" style:font-name-complex="Calibri" fo:font-size="10pt" style:font-size-asian="10pt" style:font-size-complex="10pt"/>
    </style:style>
    <style:style style:name="ce106" style:family="table-cell" style:parent-style-name="Normal_32_2" style:data-style-name="N42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Calibri" style:font-name-asian="Calibri" style:font-name-complex="Calibri" fo:font-size="10pt" style:font-size-asian="10pt" style:font-size-complex="10pt"/>
    </style:style>
    <style:style style:name="ce107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Calibri" style:font-name-asian="Calibri" style:font-name-complex="Calibri" fo:font-size="10pt" style:font-size-asian="10pt" style:font-size-complex="10pt"/>
    </style:style>
    <style:style style:name="ce108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Calibri" style:font-name-asian="Calibri" style:font-name-complex="Calibri" fo:font-size="10pt" style:font-size-asian="10pt" style:font-size-complex="10pt"/>
    </style:style>
    <style:style style:name="ce109" style:family="table-cell" style:parent-style-name="Normal_32_2" style:data-style-name="N42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Calibri" style:font-name-asian="Calibri" style:font-name-complex="Calibri" fo:font-size="10pt" style:font-size-asian="10pt" style:font-size-complex="10pt"/>
    </style:style>
    <style:style style:name="ce110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Calibri" style:font-name-asian="Calibri" style:font-name-complex="Calibri" fo:font-size="10pt" style:font-size-asian="10pt" style:font-size-complex="10pt"/>
    </style:style>
    <style:style style:name="ce111" style:family="table-cell" style:parent-style-name="Normal_32_3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/>
    </style:style>
    <style:style style:name="ce112" style:family="table-cell" style:parent-style-name="Normal_32_3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/>
    </style:style>
    <style:style style:name="ce113" style:family="table-cell" style:parent-style-name="Default" style:data-style-name="N3">
      <style:text-properties style:font-name="Calibri" style:font-name-asian="Calibri" style:font-name-complex="Calibri"/>
    </style:style>
    <style:style style:name="ce114" style:family="table-cell" style:parent-style-name="Comma_32_2" style:data-style-name="N41">
      <style:table-cell-properties fo:border-top="none" fo:border-bottom="thin solid #000000" fo:border-left="thin solid #000000" fo:border-right="thin solid #000000"/>
      <style:text-properties fo:color="#000000" style:font-name="Calibri" style:font-name-asian="Calibri" style:font-name-complex="Calibri"/>
    </style:style>
    <style:style style:name="ce115" style:family="table-cell" style:parent-style-name="Default" style:data-style-name="N3">
      <style:table-cell-properties fo:border-top="none" fo:border-bottom="thin solid #000000" fo:border-left="none" fo:border-right="none"/>
      <style:text-properties style:font-name="Calibri" style:font-name-asian="Calibri" style:font-name-complex="Calibri"/>
    </style:style>
    <style:style style:name="ce116" style:family="table-cell" style:parent-style-name="Normal_32_2" style:data-style-name="N42">
      <style:table-cell-properties fo:border-top="none" fo:border-bottom="none" fo:border-left="thin solid #000000" fo:border-right="none" style:vertical-align="automatic" fo:background-color="transparent"/>
      <style:text-properties fo:color="#000000" style:font-name="Calibri" style:font-name-asian="Calibri" style:font-name-complex="Calibri" fo:font-size="10pt" style:font-size-asian="10pt" style:font-size-complex="10pt"/>
    </style:style>
    <style:style style:name="ce117" style:family="table-cell" style:parent-style-name="Normal_32_2" style:data-style-name="N0">
      <style:table-cell-properties fo:border-top="thin solid #000000" fo:border-bottom="thin solid #000000" fo:border-left="thin solid #000000" fo:border-right="thin solid #000000" style:vertical-align="automatic" fo:background-color="transparent"/>
      <style:text-properties fo:color="#000000" style:font-name="Calibri" style:font-name-asian="Calibri" style:font-name-complex="Calibri" fo:font-size="10pt" style:font-size-asian="10pt" style:font-size-complex="10pt"/>
    </style:style>
    <style:style style:name="ce118" style:family="table-cell" style:parent-style-name="Normal_32_2" style:data-style-name="N42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Calibri" style:font-name-asian="Calibri" style:font-name-complex="Calibri" fo:font-size="10pt" style:font-size-asian="10pt" style:font-size-complex="10pt"/>
    </style:style>
    <style:style style:name="ce119" style:family="table-cell" style:parent-style-name="Normal_32_2" style:data-style-name="N42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Calibri" style:font-name-asian="Calibri" style:font-name-complex="Calibri" fo:font-size="10pt" style:font-size-asian="10pt" style:font-size-complex="10pt"/>
    </style:style>
    <style:style style:name="ce120" style:family="table-cell" style:parent-style-name="Percent" style:data-style-name="N13">
      <style:table-cell-properties fo:background-color="transparent"/>
    </style:style>
    <style:style style:name="ce121" style:family="table-cell" style:parent-style-name="Default" style:data-style-name="N0">
      <style:table-cell-properties fo:background-color="transparent"/>
    </style:style>
    <style:style style:name="ce122" style:family="table-cell" style:parent-style-name="Percent" style:data-style-name="N13">
      <style:table-cell-properties fo:background-color="transparent"/>
    </style:style>
    <style:style style:name="ce123" style:family="table-cell" style:parent-style-name="Normal_32_3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 fo:font-size="9pt" style:font-size-asian="9pt" style:font-size-complex="9pt"/>
    </style:style>
    <style:style style:name="ce124" style:family="table-cell" style:parent-style-name="Normal_32_3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1.8797916666667cm" style:use-optimal-column-width="true"/>
    </style:style>
    <style:style style:name="co3" style:family="table-column">
      <style:table-column-properties fo:break-before="auto" style:column-width="1.85208333333333cm" style:use-optimal-column-width="true"/>
    </style:style>
    <style:style style:name="co4" style:family="table-column">
      <style:table-column-properties fo:break-before="auto" style:column-width="2.38125cm" style:use-optimal-column-width="true"/>
    </style:style>
    <style:style style:name="co5" style:family="table-column">
      <style:table-column-properties fo:break-before="auto" style:column-width="2.59291666666667cm" style:use-optimal-column-width="true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5.953125cm" style:use-optimal-column-width="true"/>
    </style:style>
    <style:style style:name="co8" style:family="table-column">
      <style:table-column-properties fo:break-before="auto" style:column-width="4.048125cm" style:use-optimal-column-width="true"/>
    </style:style>
    <style:style style:name="co9" style:family="table-column">
      <style:table-column-properties fo:break-before="auto" style:column-width="4.31270833333333cm" style:use-optimal-column-width="true"/>
    </style:style>
    <style:style style:name="co10" style:family="table-column">
      <style:table-column-properties fo:break-before="auto" style:column-width="3.4925cm" style:use-optimal-column-width="true"/>
    </style:style>
    <style:style style:name="co11" style:family="table-column">
      <style:table-column-properties fo:break-before="auto" style:column-width="4.60375cm" style:use-optimal-column-width="true"/>
    </style:style>
    <style:style style:name="co12" style:family="table-column">
      <style:table-column-properties fo:break-before="auto" style:column-width="3.78354166666667cm" style:use-optimal-column-width="true"/>
    </style:style>
    <style:style style:name="co13" style:family="table-column">
      <style:table-column-properties fo:break-before="auto" style:column-width="5.76791666666667cm" style:use-optimal-column-width="true"/>
    </style:style>
    <style:style style:name="co14" style:family="table-column">
      <style:table-column-properties fo:break-before="auto" style:column-width="5.97958333333333cm" style:use-optimal-column-width="true"/>
    </style:style>
    <style:style style:name="co15" style:family="table-column">
      <style:table-column-properties fo:break-before="auto" style:column-width="5.45041666666667cm" style:use-optimal-column-width="true"/>
    </style:style>
    <style:style style:name="co16" style:family="table-column">
      <style:table-column-properties fo:break-before="auto" style:column-width="4.28625cm" style:use-optimal-column-width="true"/>
    </style:style>
    <style:style style:name="co17" style:family="table-column">
      <style:table-column-properties fo:break-before="auto" style:column-width="8.62541666666667cm" style:use-optimal-column-width="true"/>
    </style:style>
    <style:style style:name="co18" style:family="table-column">
      <style:table-column-properties fo:break-before="auto" style:column-width="2.72520833333333cm" style:use-optimal-column-width="true"/>
    </style:style>
    <style:style style:name="co19" style:family="table-column">
      <style:table-column-properties fo:break-before="auto" style:column-width="2.03729166666667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false" table:search-criteria-must-apply-to-whole-cell="false"/>
      <table:table table:name="Fig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81">
            <text:p>Title:</text:p>
          </table:table-cell>
          <table:table-cell office:value-type="string" table:style-name="ce82">
            <text:p>Humanitarian assistance by donor to South Sudan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1">
            <text:p>Source:</text:p>
          </table:table-cell>
          <table:table-cell office:value-type="string" table:style-name="ce82">
            <text:p>Development Initiatives based on UN OCHA FTS data. Data downloaded on 26 July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1">
            <text:p>Notes:</text:p>
          </table:table-cell>
          <table:table-cell office:value-type="string" table:style-name="ce82">
            <text:p>US: United States; EU includes ECHO: European Commission’s Humanitarian Aid and Civil Protection department and EU: European Commission; CHF: Common Humanitarian Fund; CERF: Central Emergency Response Fund. Private includes individuals and organisations.<text:s/></text:p>
          </table:table-cell>
          <table:table-cell table:number-columns-repeated="16382" table:style-name="ce1"/>
        </table:table-row>
        <table:table-row table:style-name="ro1">
          <table:table-cell table:style-name="ce81"/>
          <table:table-cell table:style-name="ce82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Donor</text:p>
          </table:table-cell>
          <table:table-cell office:value-type="string" table:style-name="ce2">
            <text:p>Total</text:p>
          </table:table-cell>
          <table:table-cell office:value-type="string" table:style-name="ce3">
            <text:p>US$m</text:p>
          </table:table-cell>
          <table:table-cell table:style-name="ce1"/>
          <table:table-cell office:value-type="string" table:style-name="ce2">
            <text:p>Donor</text:p>
          </table:table-cell>
          <table:table-cell office:value-type="string" table:style-name="ce2">
            <text:p>Total</text:p>
          </table:table-cell>
          <table:table-cell office:value-type="string" table:style-name="ce4">
            <text:p>US$m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2">
            <text:p>US</text:p>
          </table:table-cell>
          <table:table-cell office:value-type="float" office:value="147540752" table:style-name="ce5">
            <text:p>147540752</text:p>
          </table:table-cell>
          <table:table-cell office:value-type="float" office:value="147.540752" table:formula="msoxl:=C6/1000000" table:style-name="ce6">
            <text:p><text:s/>147.5<text:s/></text:p>
          </table:table-cell>
          <table:table-cell table:style-name="ce7"/>
          <table:table-cell office:value-type="string" table:style-name="ce8">
            <text:p>US</text:p>
          </table:table-cell>
          <table:table-cell office:value-type="float" office:value="147540752" table:style-name="ce9">
            <text:p>147540752</text:p>
          </table:table-cell>
          <table:table-cell office:value-type="float" office:value="147.540752" table:formula="msoxl:=G6/1000000" table:style-name="ce6">
            <text:p><text:s/>147.5<text:s/></text:p>
          </table:table-cell>
          <table:table-cell table:style-name="ce10"/>
          <table:table-cell table:style-name="ce11"/>
          <table:table-cell table:number-columns-repeated="16374"/>
        </table:table-row>
        <table:table-row table:style-name="ro1">
          <table:table-cell table:style-name="ce1"/>
          <table:table-cell office:value-type="string" table:style-name="ce12">
            <text:p>ECHO</text:p>
          </table:table-cell>
          <table:table-cell office:value-type="float" office:value="93766229" table:style-name="ce13">
            <text:p>93766229</text:p>
          </table:table-cell>
          <table:table-cell office:value-type="float" office:value="93.766228999999996" table:formula="msoxl:=C7/1000000" table:style-name="ce14">
            <text:p><text:s/>93.8<text:s/></text:p>
          </table:table-cell>
          <table:table-cell table:style-name="ce7"/>
          <table:table-cell office:value-type="string" table:style-name="ce15">
            <text:p>EU</text:p>
          </table:table-cell>
          <table:table-cell office:value-type="float" office:value="95668187" table:style-name="ce13">
            <text:p>95668187</text:p>
          </table:table-cell>
          <table:table-cell office:value-type="float" office:value="95.668187000000003" table:formula="msoxl:=G7/1000000" table:style-name="ce14">
            <text:p><text:s/>95.7<text:s/>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 table:style-name="ce1"/>
          <table:table-cell office:value-type="string" table:style-name="ce12">
            <text:p>UK</text:p>
          </table:table-cell>
          <table:table-cell office:value-type="float" office:value="70765265" table:style-name="ce13">
            <text:p>70765265</text:p>
          </table:table-cell>
          <table:table-cell office:value-type="float" office:value="70.765264999999999" table:formula="msoxl:=C8/1000000" table:style-name="ce14">
            <text:p><text:s/>70.8<text:s/></text:p>
          </table:table-cell>
          <table:table-cell table:style-name="ce7"/>
          <table:table-cell office:value-type="string" table:style-name="ce15">
            <text:p>UK</text:p>
          </table:table-cell>
          <table:table-cell office:value-type="float" office:value="70765265" table:style-name="ce13">
            <text:p>70765265</text:p>
          </table:table-cell>
          <table:table-cell office:value-type="float" office:value="70.765264999999999" table:formula="msoxl:=G8/1000000" table:style-name="ce14">
            <text:p><text:s/>70.8<text:s/></text:p>
          </table:table-cell>
          <table:table-cell table:style-name="ce7"/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12">
            <text:p>Germany</text:p>
          </table:table-cell>
          <table:table-cell office:value-type="float" office:value="44227743" table:style-name="ce13">
            <text:p>44227743</text:p>
          </table:table-cell>
          <table:table-cell office:value-type="float" office:value="44.227742999999997" table:formula="msoxl:=C9/1000000" table:style-name="ce14">
            <text:p><text:s/>44.2<text:s/></text:p>
          </table:table-cell>
          <table:table-cell table:style-name="ce7"/>
          <table:table-cell office:value-type="string" table:style-name="ce15">
            <text:p>Germany</text:p>
          </table:table-cell>
          <table:table-cell office:value-type="float" office:value="44227743" table:style-name="ce13">
            <text:p>44227743</text:p>
          </table:table-cell>
          <table:table-cell office:value-type="float" office:value="44.227742999999997" table:formula="msoxl:=G9/1000000" table:style-name="ce14">
            <text:p><text:s/>44.2<text:s/>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">
            <text:p>Canada</text:p>
          </table:table-cell>
          <table:table-cell office:value-type="float" office:value="43767945" table:style-name="ce13">
            <text:p>43767945</text:p>
          </table:table-cell>
          <table:table-cell office:value-type="float" office:value="43.767944999999997" table:formula="msoxl:=C10/1000000" table:style-name="ce14">
            <text:p><text:s/>43.8<text:s/></text:p>
          </table:table-cell>
          <table:table-cell table:style-name="ce7"/>
          <table:table-cell office:value-type="string" table:style-name="ce15">
            <text:p>Canada</text:p>
          </table:table-cell>
          <table:table-cell office:value-type="float" office:value="43767945" table:style-name="ce13">
            <text:p>43767945</text:p>
          </table:table-cell>
          <table:table-cell office:value-type="float" office:value="43.767944999999997" table:formula="msoxl:=G10/1000000" table:style-name="ce14">
            <text:p><text:s/>43.8<text:s/>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">
            <text:p>CHF</text:p>
          </table:table-cell>
          <table:table-cell office:value-type="float" office:value="39953287" table:style-name="ce13">
            <text:p>39953287</text:p>
          </table:table-cell>
          <table:table-cell office:value-type="float" office:value="39.953287000000003" table:formula="msoxl:=C11/1000000" table:style-name="ce14">
            <text:p><text:s/>40.0<text:s/></text:p>
          </table:table-cell>
          <table:table-cell table:style-name="ce7"/>
          <table:table-cell office:value-type="string" table:style-name="ce15">
            <text:p>CHF</text:p>
          </table:table-cell>
          <table:table-cell office:value-type="float" office:value="39953287" table:style-name="ce13">
            <text:p>39953287</text:p>
          </table:table-cell>
          <table:table-cell office:value-type="float" office:value="39.953287000000003" table:formula="msoxl:=G11/1000000" table:style-name="ce14">
            <text:p><text:s/>40.0<text:s/>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">
            <text:p>Carry-over (donors not specified)</text:p>
          </table:table-cell>
          <table:table-cell office:value-type="float" office:value="38409670" table:style-name="ce13">
            <text:p>38409670</text:p>
          </table:table-cell>
          <table:table-cell office:value-type="float" office:value="38.409669999999998" table:formula="msoxl:=C12/1000000" table:style-name="ce14">
            <text:p><text:s/>38.4<text:s/></text:p>
          </table:table-cell>
          <table:table-cell table:style-name="ce7"/>
          <table:table-cell office:value-type="string" table:style-name="ce15">
            <text:p>CERF</text:p>
          </table:table-cell>
          <table:table-cell office:value-type="float" office:value="21573631" table:style-name="ce13">
            <text:p>21573631</text:p>
          </table:table-cell>
          <table:table-cell office:value-type="float" office:value="21.573630999999999" table:formula="msoxl:=G12/1000000" table:style-name="ce14">
            <text:p><text:s/>21.6<text:s/>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">
            <text:p>CERF</text:p>
          </table:table-cell>
          <table:table-cell office:value-type="float" office:value="21573631" table:style-name="ce13">
            <text:p>21573631</text:p>
          </table:table-cell>
          <table:table-cell office:value-type="float" office:value="21.573630999999999" table:formula="msoxl:=C13/1000000" table:style-name="ce14">
            <text:p><text:s/>21.6<text:s/></text:p>
          </table:table-cell>
          <table:table-cell table:style-name="ce7"/>
          <table:table-cell office:value-type="string" table:style-name="ce15">
            <text:p>Denmark</text:p>
          </table:table-cell>
          <table:table-cell office:value-type="float" office:value="20733579" table:style-name="ce13">
            <text:p>20733579</text:p>
          </table:table-cell>
          <table:table-cell office:value-type="float" office:value="20.733578999999999" table:formula="msoxl:=G13/1000000" table:style-name="ce14">
            <text:p><text:s/>20.7<text:s/>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">
            <text:p>Denmark</text:p>
          </table:table-cell>
          <table:table-cell office:value-type="float" office:value="20733579" table:style-name="ce13">
            <text:p>20733579</text:p>
          </table:table-cell>
          <table:table-cell office:value-type="float" office:value="20.733578999999999" table:formula="msoxl:=C14/1000000" table:style-name="ce14">
            <text:p><text:s/>20.7<text:s/></text:p>
          </table:table-cell>
          <table:table-cell table:style-name="ce7"/>
          <table:table-cell office:value-type="string" table:style-name="ce15">
            <text:p>Japan</text:p>
          </table:table-cell>
          <table:table-cell office:value-type="float" office:value="20176079" table:style-name="ce13">
            <text:p>20176079</text:p>
          </table:table-cell>
          <table:table-cell office:value-type="float" office:value="20.176079000000001" table:formula="msoxl:=G14/1000000" table:style-name="ce14">
            <text:p><text:s/>20.2<text:s/>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">
            <text:p>Japan</text:p>
          </table:table-cell>
          <table:table-cell office:value-type="float" office:value="20176079" table:style-name="ce13">
            <text:p>20176079</text:p>
          </table:table-cell>
          <table:table-cell office:value-type="float" office:value="20.176079000000001" table:formula="msoxl:=C15/1000000" table:style-name="ce14">
            <text:p><text:s/>20.2<text:s/></text:p>
          </table:table-cell>
          <table:table-cell table:style-name="ce7"/>
          <table:table-cell office:value-type="string" table:style-name="ce16">
            <text:p>Private</text:p>
          </table:table-cell>
          <table:table-cell office:value-type="float" office:value="20138997" table:style-name="ce17">
            <text:p>20138997</text:p>
          </table:table-cell>
          <table:table-cell office:value-type="float" office:value="20.138997" table:formula="msoxl:=G15/1000000" table:style-name="ce18">
            <text:p><text:s/>20.1<text:s/>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">
            <text:p>Private</text:p>
          </table:table-cell>
          <table:table-cell office:value-type="float" office:value="20138997" table:style-name="ce13">
            <text:p>20138997</text:p>
          </table:table-cell>
          <table:table-cell office:value-type="float" office:value="20.138997" table:formula="msoxl:=C16/1000000" table:style-name="ce14">
            <text:p><text:s/>20.1<text:s/></text:p>
          </table:table-cell>
          <table:table-cell table:style-name="ce7"/>
          <table:table-cell table:number-columns-repeated="16379" table:style-name="ce1"/>
        </table:table-row>
        <table:table-row table:style-name="ro1">
          <table:table-cell/>
          <table:table-cell office:value-type="string" table:style-name="ce12">
            <text:p>Various Donors (details not yet provided)</text:p>
          </table:table-cell>
          <table:table-cell office:value-type="float" office:value="15216028" table:style-name="ce13">
            <text:p>15216028</text:p>
          </table:table-cell>
          <table:table-cell office:value-type="float" office:value="15.216028" table:formula="msoxl:=C17/1000000" table:style-name="ce14">
            <text:p><text:s/>15.2<text:s/></text:p>
          </table:table-cell>
          <table:table-cell table:style-name="ce7"/>
          <table:table-cell table:style-name="ce1">
            <draw:frame xmlns:presentation="urn:oasis:names:tc:opendocument:xmlns:presentation:1.0" draw:z-index="1" draw:id="id0" draw:style-name="a0" draw:name="Chart 1" svg:x="0.10417in" svg:y="0.01042in" svg:width="5.625in" svg:height="3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2">
            <text:p>Sweden</text:p>
          </table:table-cell>
          <table:table-cell office:value-type="float" office:value="13599661" table:style-name="ce13">
            <text:p>13599661</text:p>
          </table:table-cell>
          <table:table-cell office:value-type="float" office:value="13.599660999999999" table:formula="msoxl:=C18/1000000" table:style-name="ce14">
            <text:p><text:s/>13.6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Norway</text:p>
          </table:table-cell>
          <table:table-cell office:value-type="float" office:value="13246286" table:style-name="ce13">
            <text:p>13246286</text:p>
          </table:table-cell>
          <table:table-cell office:value-type="float" office:value="13.246286" table:formula="msoxl:=C19/1000000" table:style-name="ce14">
            <text:p><text:s/>13.2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Switzerland</text:p>
          </table:table-cell>
          <table:table-cell office:value-type="float" office:value="12888367" table:style-name="ce13">
            <text:p>12888367</text:p>
          </table:table-cell>
          <table:table-cell office:value-type="float" office:value="12.888367000000001" table:formula="msoxl:=C20/1000000" table:style-name="ce14">
            <text:p><text:s/>12.9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Allocation of unearmarked funds by WFP</text:p>
          </table:table-cell>
          <table:table-cell office:value-type="float" office:value="10700000" table:style-name="ce13">
            <text:p>10700000</text:p>
          </table:table-cell>
          <table:table-cell office:value-type="float" office:value="10.7" table:formula="msoxl:=C21/1000000" table:style-name="ce14">
            <text:p><text:s/>10.7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Ireland</text:p>
          </table:table-cell>
          <table:table-cell office:value-type="float" office:value="8276049" table:style-name="ce13">
            <text:p>8276049</text:p>
          </table:table-cell>
          <table:table-cell office:value-type="float" office:value="8.2760490000000004" table:formula="msoxl:=C22/1000000" table:style-name="ce14">
            <text:p><text:s/>8.3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Finland</text:p>
          </table:table-cell>
          <table:table-cell office:value-type="float" office:value="5372807" table:style-name="ce13">
            <text:p>5372807</text:p>
          </table:table-cell>
          <table:table-cell office:value-type="float" office:value="5.3728069999999999" table:formula="msoxl:=C23/1000000" table:style-name="ce14">
            <text:p><text:s/>5.4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Australia</text:p>
          </table:table-cell>
          <table:table-cell office:value-type="float" office:value="4118994" table:style-name="ce13">
            <text:p>4118994</text:p>
          </table:table-cell>
          <table:table-cell office:value-type="float" office:value="4.1189939999999998" table:formula="msoxl:=C24/1000000" table:style-name="ce14">
            <text:p><text:s/>4.1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Netherlands</text:p>
          </table:table-cell>
          <table:table-cell office:value-type="float" office:value="3495923" table:style-name="ce13">
            <text:p>3495923</text:p>
          </table:table-cell>
          <table:table-cell office:value-type="float" office:value="3.4959229999999999" table:formula="msoxl:=C25/1000000" table:style-name="ce14">
            <text:p><text:s/>3.5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Luxembourg</text:p>
          </table:table-cell>
          <table:table-cell office:value-type="float" office:value="2832045" table:style-name="ce13">
            <text:p>2832045</text:p>
          </table:table-cell>
          <table:table-cell office:value-type="float" office:value="2.8320449999999999" table:formula="msoxl:=C26/1000000" table:style-name="ce14">
            <text:p><text:s/>2.8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Belgium</text:p>
          </table:table-cell>
          <table:table-cell office:value-type="float" office:value="2212389" table:style-name="ce13">
            <text:p>2212389</text:p>
          </table:table-cell>
          <table:table-cell office:value-type="float" office:value="2.2123889999999999" table:formula="msoxl:=C27/1000000" table:style-name="ce14">
            <text:p><text:s/>2.2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European Commission</text:p>
          </table:table-cell>
          <table:table-cell office:value-type="float" office:value="1901958" table:style-name="ce13">
            <text:p>1901958</text:p>
          </table:table-cell>
          <table:table-cell office:value-type="float" office:value="1.901958" table:formula="msoxl:=C28/1000000" table:style-name="ce14">
            <text:p><text:s/>1.9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Italy</text:p>
          </table:table-cell>
          <table:table-cell office:value-type="float" office:value="1659292" table:style-name="ce13">
            <text:p>1659292</text:p>
          </table:table-cell>
          <table:table-cell office:value-type="float" office:value="1.659292" table:formula="msoxl:=C29/1000000" table:style-name="ce14">
            <text:p><text:s/>1.7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Bilateral (affected government)</text:p>
          </table:table-cell>
          <table:table-cell office:value-type="float" office:value="1526074" table:style-name="ce13">
            <text:p>1526074</text:p>
          </table:table-cell>
          <table:table-cell office:value-type="float" office:value="1.5260739999999999" table:formula="msoxl:=C30/1000000" table:style-name="ce14">
            <text:p><text:s/>1.5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Allocation of unearmarked funds by UNFPA</text:p>
          </table:table-cell>
          <table:table-cell office:value-type="float" office:value="740000" table:style-name="ce13">
            <text:p>740000</text:p>
          </table:table-cell>
          <table:table-cell office:value-type="float" office:value="0.74" table:formula="msoxl:=C31/1000000" table:style-name="ce14">
            <text:p><text:s/>0.7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France</text:p>
          </table:table-cell>
          <table:table-cell office:value-type="float" office:value="327869" table:style-name="ce13">
            <text:p>327869</text:p>
          </table:table-cell>
          <table:table-cell office:value-type="float" office:value="0.32786900000000002" table:formula="msoxl:=C32/1000000" table:style-name="ce14">
            <text:p><text:s/>0.3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Austria</text:p>
          </table:table-cell>
          <table:table-cell office:value-type="float" office:value="273224" table:style-name="ce13">
            <text:p>273224</text:p>
          </table:table-cell>
          <table:table-cell office:value-type="float" office:value="0.27322400000000002" table:formula="msoxl:=C33/1000000" table:style-name="ce14">
            <text:p><text:s/>0.3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World Bank</text:p>
          </table:table-cell>
          <table:table-cell office:value-type="float" office:value="223353" table:style-name="ce13">
            <text:p>223353</text:p>
          </table:table-cell>
          <table:table-cell office:value-type="float" office:value="0.223353" table:formula="msoxl:=C34/1000000" table:style-name="ce14">
            <text:p><text:s/>0.2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US Fund for UNICEF</text:p>
          </table:table-cell>
          <table:table-cell office:value-type="float" office:value="118750" table:style-name="ce13">
            <text:p>118750</text:p>
          </table:table-cell>
          <table:table-cell office:value-type="float" office:value="0.11874999999999999" table:formula="msoxl:=C35/1000000" table:style-name="ce14">
            <text:p><text:s/>0.1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UNICEF National Committee/United Kingdom</text:p>
          </table:table-cell>
          <table:table-cell office:value-type="float" office:value="101010" table:style-name="ce13">
            <text:p>101010</text:p>
          </table:table-cell>
          <table:table-cell office:value-type="float" office:value="0.10101" table:formula="msoxl:=C36/1000000" table:style-name="ce14">
            <text:p><text:s/>0.1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Liechtenstein</text:p>
          </table:table-cell>
          <table:table-cell office:value-type="float" office:value="98151" table:style-name="ce13">
            <text:p>98151</text:p>
          </table:table-cell>
          <table:table-cell office:value-type="float" office:value="9.8151000000000002E-2" table:formula="msoxl:=C37/1000000" table:style-name="ce14">
            <text:p><text:s/>0.1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UN Programme on HIV/AIDS</text:p>
          </table:table-cell>
          <table:table-cell office:value-type="float" office:value="80250" table:style-name="ce13">
            <text:p>80250</text:p>
          </table:table-cell>
          <table:table-cell office:value-type="float" office:value="8.0250000000000002E-2" table:formula="msoxl:=C38/1000000" table:style-name="ce14">
            <text:p><text:s/>0.1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UNICEF National Committee/Spain</text:p>
          </table:table-cell>
          <table:table-cell office:value-type="float" office:value="71712" table:style-name="ce13">
            <text:p>71712</text:p>
          </table:table-cell>
          <table:table-cell office:value-type="float" office:value="7.1711999999999998E-2" table:formula="msoxl:=C39/1000000" table:style-name="ce14">
            <text:p><text:s/>0.1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UNICEF National Committee/Luxembourg</text:p>
          </table:table-cell>
          <table:table-cell office:value-type="float" office:value="43835" table:style-name="ce13">
            <text:p>43835</text:p>
          </table:table-cell>
          <table:table-cell office:value-type="float" office:value="4.3834999999999999E-2" table:formula="msoxl:=C40/1000000" table:style-name="ce14">
            <text:p><text:s/>0.0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UNICEF National Committee/Italy</text:p>
          </table:table-cell>
          <table:table-cell office:value-type="float" office:value="36512" table:style-name="ce13">
            <text:p>36512</text:p>
          </table:table-cell>
          <table:table-cell office:value-type="float" office:value="3.6512000000000003E-2" table:formula="msoxl:=C41/1000000" table:style-name="ce14">
            <text:p><text:s/>0.0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UNICEF National Committee/Australia</text:p>
          </table:table-cell>
          <table:table-cell office:value-type="float" office:value="28128" table:style-name="ce13">
            <text:p>28128</text:p>
          </table:table-cell>
          <table:table-cell office:value-type="float" office:value="2.8128E-2" table:formula="msoxl:=C42/1000000" table:style-name="ce14">
            <text:p><text:s/>0.0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Spain</text:p>
          </table:table-cell>
          <table:table-cell office:value-type="float" office:value="13115" table:style-name="ce13">
            <text:p>13115</text:p>
          </table:table-cell>
          <table:table-cell office:value-type="float" office:value="1.3115E-2" table:formula="msoxl:=C43/1000000" table:style-name="ce14">
            <text:p><text:s/>0.0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Qatar</text:p>
          </table:table-cell>
          <table:table-cell office:value-type="float" office:value="11005" table:style-name="ce13">
            <text:p>11005</text:p>
          </table:table-cell>
          <table:table-cell office:value-type="float" office:value="1.1004999999999999E-2" table:formula="msoxl:=C44/1000000" table:style-name="ce14">
            <text:p><text:s/>0.0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Community Agribusiness Development Agency</text:p>
          </table:table-cell>
          <table:table-cell office:value-type="float" office:value="-80000" table:style-name="ce13">
            <text:p>-80000</text:p>
          </table:table-cell>
          <table:table-cell office:value-type="float" office:value="-0.08" table:formula="msoxl:=C45/1000000" table:style-name="ce14">
            <text:p>-0.1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Joint Aid Management International</text:p>
          </table:table-cell>
          <table:table-cell office:value-type="float" office:value="-90164" table:style-name="ce13">
            <text:p>-90164</text:p>
          </table:table-cell>
          <table:table-cell office:value-type="float" office:value="-9.0163999999999994E-2" table:formula="msoxl:=C46/1000000" table:style-name="ce14">
            <text:p>-0.1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Sudan Medical Care</text:p>
          </table:table-cell>
          <table:table-cell office:value-type="float" office:value="-100000" table:style-name="ce13">
            <text:p>-100000</text:p>
          </table:table-cell>
          <table:table-cell office:value-type="float" office:value="-0.1" table:formula="msoxl:=C47/1000000" table:style-name="ce14">
            <text:p>-0.1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Support for Peace and Education Development Program</text:p>
          </table:table-cell>
          <table:table-cell office:value-type="float" office:value="-100000" table:style-name="ce13">
            <text:p>-100000</text:p>
          </table:table-cell>
          <table:table-cell office:value-type="float" office:value="-0.1" table:formula="msoxl:=C48/1000000" table:style-name="ce14">
            <text:p>-0.1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Lacha Community and Economic Development</text:p>
          </table:table-cell>
          <table:table-cell office:value-type="float" office:value="-100002" table:style-name="ce13">
            <text:p>-100002</text:p>
          </table:table-cell>
          <table:table-cell office:value-type="float" office:value="-0.10000199999999999" table:formula="msoxl:=C49/1000000" table:style-name="ce14">
            <text:p>-0.1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Fashoda Youth Forum</text:p>
          </table:table-cell>
          <table:table-cell office:value-type="float" office:value="-119995" table:style-name="ce13">
            <text:p>-119995</text:p>
          </table:table-cell>
          <table:table-cell office:value-type="float" office:value="-0.119995" table:formula="msoxl:=C50/1000000" table:style-name="ce14">
            <text:p>-0.1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Standard Action Liaison Focus</text:p>
          </table:table-cell>
          <table:table-cell office:value-type="float" office:value="-120002" table:style-name="ce13">
            <text:p>-120002</text:p>
          </table:table-cell>
          <table:table-cell office:value-type="float" office:value="-0.120002" table:formula="msoxl:=C51/1000000" table:style-name="ce14">
            <text:p>-0.1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The Health Support Organization</text:p>
          </table:table-cell>
          <table:table-cell office:value-type="float" office:value="-125009" table:style-name="ce13">
            <text:p>-125009</text:p>
          </table:table-cell>
          <table:table-cell office:value-type="float" office:value="-0.12500900000000001" table:formula="msoxl:=C52/1000000" table:style-name="ce14">
            <text:p>-0.1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South Sudan Development Agency</text:p>
          </table:table-cell>
          <table:table-cell office:value-type="float" office:value="-145075" table:style-name="ce13">
            <text:p>-145075</text:p>
          </table:table-cell>
          <table:table-cell office:value-type="float" office:value="-0.14507500000000001" table:formula="msoxl:=C53/1000000" table:style-name="ce14">
            <text:p>-0.1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Advocates Coalition for Rights and Development</text:p>
          </table:table-cell>
          <table:table-cell office:value-type="float" office:value="-150000" table:style-name="ce13">
            <text:p>-150000</text:p>
          </table:table-cell>
          <table:table-cell office:value-type="float" office:value="-0.15" table:formula="msoxl:=C54/1000000" table:style-name="ce14">
            <text:p>-0.2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Community in Need Aid</text:p>
          </table:table-cell>
          <table:table-cell office:value-type="float" office:value="-160019" table:style-name="ce13">
            <text:p>-160019</text:p>
          </table:table-cell>
          <table:table-cell office:value-type="float" office:value="-0.16001899999999999" table:formula="msoxl:=C55/1000000" table:style-name="ce14">
            <text:p>-0.2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Confident Children out of Conflict</text:p>
          </table:table-cell>
          <table:table-cell office:value-type="float" office:value="-189984" table:style-name="ce13">
            <text:p>-189984</text:p>
          </table:table-cell>
          <table:table-cell office:value-type="float" office:value="-0.18998399999999999" table:formula="msoxl:=C56/1000000" table:style-name="ce14">
            <text:p>-0.2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Comitato Collaborazione Medica</text:p>
          </table:table-cell>
          <table:table-cell office:value-type="float" office:value="-199563" table:style-name="ce13">
            <text:p>-199563</text:p>
          </table:table-cell>
          <table:table-cell office:value-type="float" office:value="-0.19956299999999999" table:formula="msoxl:=C57/1000000" table:style-name="ce14">
            <text:p>-0.2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United Nations High Commissioner for Refugees</text:p>
          </table:table-cell>
          <table:table-cell office:value-type="float" office:value="-199842" table:style-name="ce13">
            <text:p>-199842</text:p>
          </table:table-cell>
          <table:table-cell office:value-type="float" office:value="-0.19984199999999999" table:formula="msoxl:=C58/1000000" table:style-name="ce14">
            <text:p>-0.2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ACT Alliance / Finn Church Aid</text:p>
          </table:table-cell>
          <table:table-cell office:value-type="float" office:value="-200000" table:style-name="ce13">
            <text:p>-200000</text:p>
          </table:table-cell>
          <table:table-cell office:value-type="float" office:value="-0.2" table:formula="msoxl:=C59/1000000" table:style-name="ce14">
            <text:p>-0.2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Christian Mission Aid</text:p>
          </table:table-cell>
          <table:table-cell office:value-type="float" office:value="-200000" table:style-name="ce13">
            <text:p>-200000</text:p>
          </table:table-cell>
          <table:table-cell office:value-type="float" office:value="-0.2" table:formula="msoxl:=C60/1000000" table:style-name="ce14">
            <text:p>-0.2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Relief International</text:p>
          </table:table-cell>
          <table:table-cell office:value-type="float" office:value="-200000" table:style-name="ce13">
            <text:p>-200000</text:p>
          </table:table-cell>
          <table:table-cell office:value-type="float" office:value="-0.2" table:formula="msoxl:=C61/1000000" table:style-name="ce14">
            <text:p>-0.2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Rural Water and Sanitation Support Agency</text:p>
          </table:table-cell>
          <table:table-cell office:value-type="float" office:value="-200000" table:style-name="ce13">
            <text:p>-200000</text:p>
          </table:table-cell>
          <table:table-cell office:value-type="float" office:value="-0.2" table:formula="msoxl:=C62/1000000" table:style-name="ce14">
            <text:p>-0.2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IBIS</text:p>
          </table:table-cell>
          <table:table-cell office:value-type="float" office:value="-200343" table:style-name="ce13">
            <text:p>-200343</text:p>
          </table:table-cell>
          <table:table-cell office:value-type="float" office:value="-0.20034299999999999" table:formula="msoxl:=C63/1000000" table:style-name="ce14">
            <text:p>-0.2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Health Link South Sudan</text:p>
          </table:table-cell>
          <table:table-cell office:value-type="float" office:value="-221000" table:style-name="ce13">
            <text:p>-221000</text:p>
          </table:table-cell>
          <table:table-cell office:value-type="float" office:value="-0.221" table:formula="msoxl:=C64/1000000" table:style-name="ce14">
            <text:p>-0.2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Comitato di Coordinamento delle Organizzazione per il Servizio Volontario</text:p>
          </table:table-cell>
          <table:table-cell office:value-type="float" office:value="-224582" table:style-name="ce13">
            <text:p>-224582</text:p>
          </table:table-cell>
          <table:table-cell office:value-type="float" office:value="-0.224582" table:formula="msoxl:=C65/1000000" table:style-name="ce14">
            <text:p>-0.2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United Nations Population Fund</text:p>
          </table:table-cell>
          <table:table-cell office:value-type="float" office:value="-229857" table:style-name="ce13">
            <text:p>-229857</text:p>
          </table:table-cell>
          <table:table-cell office:value-type="float" office:value="-0.22985700000000001" table:formula="msoxl:=C66/1000000" table:style-name="ce14">
            <text:p>-0.2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Nonviolent Peaceforce</text:p>
          </table:table-cell>
          <table:table-cell office:value-type="float" office:value="-250078" table:style-name="ce13">
            <text:p>-250078</text:p>
          </table:table-cell>
          <table:table-cell office:value-type="float" office:value="-0.25007800000000002" table:formula="msoxl:=C67/1000000" table:style-name="ce14">
            <text:p>-0.3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World Relief</text:p>
          </table:table-cell>
          <table:table-cell office:value-type="float" office:value="-263699" table:style-name="ce13">
            <text:p>-263699</text:p>
          </table:table-cell>
          <table:table-cell office:value-type="float" office:value="-0.26369900000000002" table:formula="msoxl:=C68/1000000" table:style-name="ce14">
            <text:p>-0.3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Collegio Universitario Aspirante e Medici Missionari</text:p>
          </table:table-cell>
          <table:table-cell office:value-type="float" office:value="-276978" table:style-name="ce13">
            <text:p>-276978</text:p>
          </table:table-cell>
          <table:table-cell office:value-type="float" office:value="-0.276978" table:formula="msoxl:=C69/1000000" table:style-name="ce14">
            <text:p>-0.3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Hold the Child Organisation</text:p>
          </table:table-cell>
          <table:table-cell office:value-type="float" office:value="-287190" table:style-name="ce13">
            <text:p>-287190</text:p>
          </table:table-cell>
          <table:table-cell office:value-type="float" office:value="-0.28719" table:formula="msoxl:=C70/1000000" table:style-name="ce14">
            <text:p>-0.3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Polish Humanitarian Action</text:p>
          </table:table-cell>
          <table:table-cell office:value-type="float" office:value="-350000" table:style-name="ce13">
            <text:p>-350000</text:p>
          </table:table-cell>
          <table:table-cell office:value-type="float" office:value="-0.35" table:formula="msoxl:=C71/1000000" table:style-name="ce14">
            <text:p>-0.4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Samaritan's Purse</text:p>
          </table:table-cell>
          <table:table-cell office:value-type="float" office:value="-398740" table:style-name="ce13">
            <text:p>-398740</text:p>
          </table:table-cell>
          <table:table-cell office:value-type="float" office:value="-0.39873999999999998" table:formula="msoxl:=C72/1000000" table:style-name="ce14">
            <text:p>-0.4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Danish De-mining Group</text:p>
          </table:table-cell>
          <table:table-cell office:value-type="float" office:value="-400000" table:style-name="ce13">
            <text:p>-400000</text:p>
          </table:table-cell>
          <table:table-cell office:value-type="float" office:value="-0.4" table:formula="msoxl:=C73/1000000" table:style-name="ce14">
            <text:p>-0.4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Solidarités International</text:p>
          </table:table-cell>
          <table:table-cell office:value-type="float" office:value="-400000" table:style-name="ce13">
            <text:p>-400000</text:p>
          </table:table-cell>
          <table:table-cell office:value-type="float" office:value="-0.4" table:formula="msoxl:=C74/1000000" table:style-name="ce14">
            <text:p>-0.4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Vétérinaires sans Frontières (Switzerland)</text:p>
          </table:table-cell>
          <table:table-cell office:value-type="float" office:value="-400000" table:style-name="ce13">
            <text:p>-400000</text:p>
          </table:table-cell>
          <table:table-cell office:value-type="float" office:value="-0.4" table:formula="msoxl:=C75/1000000" table:style-name="ce14">
            <text:p>-0.4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Universal Network for Knowledge and Empowerment Agency</text:p>
          </table:table-cell>
          <table:table-cell office:value-type="float" office:value="-451721" table:style-name="ce13">
            <text:p>-451721</text:p>
          </table:table-cell>
          <table:table-cell office:value-type="float" office:value="-0.45172099999999998" table:formula="msoxl:=C76/1000000" table:style-name="ce14">
            <text:p>-0.5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World Vision South Sudan</text:p>
          </table:table-cell>
          <table:table-cell office:value-type="float" office:value="-490000" table:style-name="ce13">
            <text:p>-490000</text:p>
          </table:table-cell>
          <table:table-cell office:value-type="float" office:value="-0.49" table:formula="msoxl:=C77/1000000" table:style-name="ce14">
            <text:p>-0.5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OXFAM GB</text:p>
          </table:table-cell>
          <table:table-cell office:value-type="float" office:value="-500000" table:style-name="ce13">
            <text:p>-500000</text:p>
          </table:table-cell>
          <table:table-cell office:value-type="float" office:value="-0.5" table:formula="msoxl:=C78/1000000" table:style-name="ce14">
            <text:p>-0.5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Save the Children<text:s/></text:p>
          </table:table-cell>
          <table:table-cell office:value-type="float" office:value="-502210" table:style-name="ce13">
            <text:p>-502210</text:p>
          </table:table-cell>
          <table:table-cell office:value-type="float" office:value="-0.50221000000000005" table:formula="msoxl:=C79/1000000" table:style-name="ce14">
            <text:p>-0.5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Norwegian Refugee Council</text:p>
          </table:table-cell>
          <table:table-cell office:value-type="float" office:value="-545995" table:style-name="ce13">
            <text:p>-545995</text:p>
          </table:table-cell>
          <table:table-cell office:value-type="float" office:value="-0.54599500000000001" table:formula="msoxl:=C80/1000000" table:style-name="ce14">
            <text:p>-0.5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World Health Organization</text:p>
          </table:table-cell>
          <table:table-cell office:value-type="float" office:value="-633196" table:style-name="ce13">
            <text:p>-633196</text:p>
          </table:table-cell>
          <table:table-cell office:value-type="float" office:value="-0.63319599999999998" table:formula="msoxl:=C81/1000000" table:style-name="ce14">
            <text:p>-0.6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ACT Alliance / Lutheran World Federation</text:p>
          </table:table-cell>
          <table:table-cell office:value-type="float" office:value="-633995" table:style-name="ce13">
            <text:p>-633995</text:p>
          </table:table-cell>
          <table:table-cell office:value-type="float" office:value="-0.63399499999999998" table:formula="msoxl:=C82/1000000" table:style-name="ce14">
            <text:p>-0.6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ACF - USA</text:p>
          </table:table-cell>
          <table:table-cell office:value-type="float" office:value="-760648" table:style-name="ce13">
            <text:p>-760648</text:p>
          </table:table-cell>
          <table:table-cell office:value-type="float" office:value="-0.76064799999999999" table:formula="msoxl:=C83/1000000" table:style-name="ce14">
            <text:p>-0.8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Nile Hope</text:p>
          </table:table-cell>
          <table:table-cell office:value-type="float" office:value="-797209" table:style-name="ce13">
            <text:p>-797209</text:p>
          </table:table-cell>
          <table:table-cell office:value-type="float" office:value="-0.79720899999999995" table:formula="msoxl:=C84/1000000" table:style-name="ce14">
            <text:p>-0.8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INTERSOS</text:p>
          </table:table-cell>
          <table:table-cell office:value-type="float" office:value="-831352" table:style-name="ce13">
            <text:p>-831352</text:p>
          </table:table-cell>
          <table:table-cell office:value-type="float" office:value="-0.83135199999999998" table:formula="msoxl:=C85/1000000" table:style-name="ce14">
            <text:p>-0.8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Universal Intervention and Development Organization</text:p>
          </table:table-cell>
          <table:table-cell office:value-type="float" office:value="-851136" table:style-name="ce13">
            <text:p>-851136</text:p>
          </table:table-cell>
          <table:table-cell office:value-type="float" office:value="-0.851136" table:formula="msoxl:=C86/1000000" table:style-name="ce14">
            <text:p>-0.9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MEDAIR</text:p>
          </table:table-cell>
          <table:table-cell office:value-type="float" office:value="-900000" table:style-name="ce13">
            <text:p>-900000</text:p>
          </table:table-cell>
          <table:table-cell office:value-type="float" office:value="-0.9" table:formula="msoxl:=C87/1000000" table:style-name="ce14">
            <text:p>-0.9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Concern Worldwide</text:p>
          </table:table-cell>
          <table:table-cell office:value-type="float" office:value="-905274" table:style-name="ce13">
            <text:p>-905274</text:p>
          </table:table-cell>
          <table:table-cell office:value-type="float" office:value="-0.90527400000000002" table:formula="msoxl:=C88/1000000" table:style-name="ce14">
            <text:p>-0.9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International Rescue Committee</text:p>
          </table:table-cell>
          <table:table-cell office:value-type="float" office:value="-965286" table:style-name="ce13">
            <text:p>-965286</text:p>
          </table:table-cell>
          <table:table-cell office:value-type="float" office:value="-0.96528599999999998" table:formula="msoxl:=C89/1000000" table:style-name="ce14">
            <text:p>-1.0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Agency for Technical Cooperation and Development</text:p>
          </table:table-cell>
          <table:table-cell office:value-type="float" office:value="-999999" table:style-name="ce13">
            <text:p>-999999</text:p>
          </table:table-cell>
          <table:table-cell office:value-type="float" office:value="-0.99999899999999997" table:formula="msoxl:=C90/1000000" table:style-name="ce14">
            <text:p>-1.0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International Medical Corps UK</text:p>
          </table:table-cell>
          <table:table-cell office:value-type="float" office:value="-1058872" table:style-name="ce13">
            <text:p>-1058872</text:p>
          </table:table-cell>
          <table:table-cell office:value-type="float" office:value="-1.058872" table:formula="msoxl:=C91/1000000" table:style-name="ce14">
            <text:p>-1.1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GOAL</text:p>
          </table:table-cell>
          <table:table-cell office:value-type="float" office:value="-1077133" table:style-name="ce13">
            <text:p>-1077133</text:p>
          </table:table-cell>
          <table:table-cell office:value-type="float" office:value="-1.0771329999999999" table:formula="msoxl:=C92/1000000" table:style-name="ce14">
            <text:p>-1.1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CARE International</text:p>
          </table:table-cell>
          <table:table-cell office:value-type="float" office:value="-1102593" table:style-name="ce13">
            <text:p>-1102593</text:p>
          </table:table-cell>
          <table:table-cell office:value-type="float" office:value="-1.1025929999999999" table:formula="msoxl:=C93/1000000" table:style-name="ce14">
            <text:p>-1.1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Office for the Coordination of Humanitarian Affairs</text:p>
          </table:table-cell>
          <table:table-cell office:value-type="float" office:value="-1122505" table:style-name="ce13">
            <text:p>-1122505</text:p>
          </table:table-cell>
          <table:table-cell office:value-type="float" office:value="-1.1225050000000001" table:formula="msoxl:=C94/1000000" table:style-name="ce14">
            <text:p>-1.1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Danish Refugee Council</text:p>
          </table:table-cell>
          <table:table-cell office:value-type="float" office:value="-1947000" table:style-name="ce13">
            <text:p>-1947000</text:p>
          </table:table-cell>
          <table:table-cell office:value-type="float" office:value="-1.9470000000000001" table:formula="msoxl:=C95/1000000" table:style-name="ce14">
            <text:p>-1.9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Food &amp; Agriculture Organization of the United Nations</text:p>
          </table:table-cell>
          <table:table-cell office:value-type="float" office:value="-2000000" table:style-name="ce13">
            <text:p>-2000000</text:p>
          </table:table-cell>
          <table:table-cell office:value-type="float" office:value="-2" table:formula="msoxl:=C96/1000000" table:style-name="ce14">
            <text:p>-2.0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International Organization for Migration</text:p>
          </table:table-cell>
          <table:table-cell office:value-type="float" office:value="-4119000" table:style-name="ce13">
            <text:p>-4119000</text:p>
          </table:table-cell>
          <table:table-cell office:value-type="float" office:value="-4.1189999999999998" table:formula="msoxl:=C97/1000000" table:style-name="ce14">
            <text:p>-4.1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United Nations Children's Fund</text:p>
          </table:table-cell>
          <table:table-cell office:value-type="float" office:value="-4362602" table:style-name="ce13">
            <text:p>-4362602</text:p>
          </table:table-cell>
          <table:table-cell office:value-type="float" office:value="-4.3626019999999999" table:formula="msoxl:=C98/1000000" table:style-name="ce14">
            <text:p>-4.4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2">
            <text:p>World Food Programme</text:p>
          </table:table-cell>
          <table:table-cell office:value-type="float" office:value="-5813439" table:style-name="ce13">
            <text:p>-5813439</text:p>
          </table:table-cell>
          <table:table-cell office:value-type="float" office:value="-5.8134389999999998" table:formula="msoxl:=C99/1000000" table:style-name="ce14">
            <text:p>-5.8<text:s/>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19">
            <text:p>Grand Total</text:p>
          </table:table-cell>
          <table:table-cell office:value-type="float" office:value="620312677" table:style-name="ce20">
            <text:p>620312677</text:p>
          </table:table-cell>
          <table:table-cell office:value-type="float" office:value="620.31267700000001" table:formula="msoxl:=C100/1000000" table:style-name="ce21">
            <text:p><text:s/>620.3<text:s/></text:p>
          </table:table-cell>
          <table:table-cell table:style-name="ce7"/>
          <table:table-cell table:number-columns-repeated="16379"/>
        </table:table-row>
        <table:table-row table:number-rows-repeated="1048476" table:style-name="ro1">
          <table:table-cell table:number-columns-repeated="16384"/>
        </table:table-row>
      </table:table>
      <table:table table:name="Fig_2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6376" table:default-cell-style-name="ce1"/>
        <table:table-row table:style-name="ro1">
          <table:table-cell office:value-type="string" table:style-name="ce81">
            <text:p>Title:</text:p>
          </table:table-cell>
          <table:table-cell office:value-type="string" table:style-name="ce82">
            <text:p>UN co-ordinated appeals for South Sudan, 2012-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1">
            <text:p>Source:</text:p>
          </table:table-cell>
          <table:table-cell office:value-type="string" table:style-name="ce82">
            <text:p>Development Initiatives based on UN OCHA FTS data. Data downloaded on 26 July 2016</text:p>
          </table:table-cell>
          <table:table-cell table:number-columns-repeated="16382" table:style-name="ce1"/>
        </table:table-row>
        <table:table-row table:style-name="ro1">
          <table:table-cell table:style-name="ce81"/>
          <table:table-cell table:style-name="ce82"/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style-name="ce1"/>
          <table:table-cell table:style-name="ce83"/>
          <table:table-cell office:value-type="string" table:style-name="ce84">
            <text:p>Funding</text:p>
          </table:table-cell>
          <table:table-cell office:value-type="string" table:style-name="ce85">
            <text:p>Unmet needs</text:p>
          </table:table-cell>
          <table:table-cell office:value-type="string" table:style-name="ce84">
            <text:p>Funding</text:p>
          </table:table-cell>
          <table:table-cell office:value-type="string" table:style-name="ce85">
            <text:p>Unmet needs</text:p>
          </table:table-cell>
          <table:table-cell office:value-type="string" table:style-name="ce84">
            <text:p>Requirements</text:p>
          </table:table-cell>
          <table:table-cell office:value-type="string" table:style-name="ce86">
            <text:p>Requirements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table:style-name="ce87"/>
          <table:table-cell office:value-type="string" table:style-name="ce88">
            <text:p>South Sudan Appeal</text:p>
          </table:table-cell>
          <table:table-cell office:value-type="string" table:style-name="ce89">
            <text:p>South Sudan Appeal</text:p>
          </table:table-cell>
          <table:table-cell office:value-type="string" table:style-name="ce88">
            <text:p>South Sudan RRP</text:p>
          </table:table-cell>
          <table:table-cell office:value-type="string" table:style-name="ce89">
            <text:p>South Sudan RRP</text:p>
          </table:table-cell>
          <table:table-cell office:value-type="string" table:style-name="ce88">
            <text:p>South Sudan Appeal</text:p>
          </table:table-cell>
          <table:table-cell office:value-type="string" table:style-name="ce90">
            <text:p>South Sudan RRP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table:style-name="ce54"/>
          <table:table-cell table:style-name="ce57"/>
          <table:table-cell table:style-name="ce1"/>
          <table:table-cell table:style-name="ce57"/>
          <table:table-cell table:style-name="ce1"/>
          <table:table-cell table:style-name="ce57"/>
          <table:table-cell table:style-name="ce56"/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2012" table:style-name="ce91">
            <text:p>2012</text:p>
          </table:table-cell>
          <table:table-cell office:value-type="float" office:value="787.27773400000001" table:style-name="ce92">
            <text:p><text:s/>787<text:s/></text:p>
          </table:table-cell>
          <table:table-cell office:value-type="float" office:value="389.61447900000002" table:style-name="ce93">
            <text:p><text:s/>390<text:s/></text:p>
          </table:table-cell>
          <table:table-cell table:style-name="ce92"/>
          <table:table-cell table:style-name="ce93"/>
          <table:table-cell office:value-type="float" office:value="1176.8922130000001" table:style-name="ce92">
            <text:p><text:s/>1,177<text:s/></text:p>
          </table:table-cell>
          <table:table-cell table:style-name="ce94"/>
          <table:table-cell table:number-columns-repeated="16376" table:style-name="ce1"/>
        </table:table-row>
        <table:table-row table:style-name="ro2">
          <table:table-cell table:style-name="ce1"/>
          <table:table-cell table:style-name="ce95"/>
          <table:table-cell table:style-name="ce92"/>
          <table:table-cell table:style-name="ce93"/>
          <table:table-cell table:style-name="ce92"/>
          <table:table-cell table:style-name="ce93"/>
          <table:table-cell table:style-name="ce92"/>
          <table:table-cell table:style-name="ce94"/>
          <table:table-cell table:number-columns-repeated="16376" table:style-name="ce1"/>
        </table:table-row>
        <table:table-row table:style-name="ro2">
          <table:table-cell table:style-name="ce1"/>
          <table:table-cell table:style-name="ce95"/>
          <table:table-cell table:style-name="ce92"/>
          <table:table-cell table:style-name="ce93"/>
          <table:table-cell table:style-name="ce92"/>
          <table:table-cell table:style-name="ce93"/>
          <table:table-cell table:style-name="ce92"/>
          <table:table-cell table:style-name="ce96"/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2013" table:style-name="ce91">
            <text:p>2013</text:p>
          </table:table-cell>
          <table:table-cell office:value-type="float" office:value="771.92035899999996" table:style-name="ce92">
            <text:p><text:s/>772<text:s/></text:p>
          </table:table-cell>
          <table:table-cell office:value-type="float" office:value="300.11707100000001" table:style-name="ce93">
            <text:p><text:s/>300<text:s/></text:p>
          </table:table-cell>
          <table:table-cell table:style-name="ce92"/>
          <table:table-cell table:style-name="ce93"/>
          <table:table-cell office:value-type="float" office:value="1072.0374300000001" table:style-name="ce92">
            <text:p><text:s/>1,072<text:s/></text:p>
          </table:table-cell>
          <table:table-cell table:style-name="ce94"/>
          <table:table-cell table:number-columns-repeated="16376" table:style-name="ce1"/>
        </table:table-row>
        <table:table-row table:style-name="ro2">
          <table:table-cell table:style-name="ce1"/>
          <table:table-cell table:style-name="ce95"/>
          <table:table-cell table:style-name="ce92"/>
          <table:table-cell table:style-name="ce93"/>
          <table:table-cell table:style-name="ce92"/>
          <table:table-cell table:style-name="ce93"/>
          <table:table-cell table:style-name="ce92"/>
          <table:table-cell table:style-name="ce94"/>
          <table:table-cell table:number-columns-repeated="16376" table:style-name="ce1"/>
        </table:table-row>
        <table:table-row table:style-name="ro2">
          <table:table-cell table:style-name="ce1"/>
          <table:table-cell table:style-name="ce95"/>
          <table:table-cell table:style-name="ce92"/>
          <table:table-cell table:style-name="ce93"/>
          <table:table-cell table:style-name="ce92"/>
          <table:table-cell table:style-name="ce93"/>
          <table:table-cell table:style-name="ce97"/>
          <table:table-cell table:style-name="ce96"/>
          <table:table-cell table:number-columns-repeated="2" table:style-name="ce1"/>
          <table:table-cell table:number-columns-repeated="11" table:style-name="ce98"/>
          <table:table-cell table:number-columns-repeated="16363"/>
        </table:table-row>
        <table:table-row table:style-name="ro2">
          <table:table-cell table:style-name="ce1"/>
          <table:table-cell office:value-type="float" office:value="2014" table:style-name="ce91">
            <text:p>2014</text:p>
          </table:table-cell>
          <table:table-cell office:value-type="float" office:value="1592.1162420000001" table:style-name="ce92">
            <text:p><text:s/>1,592<text:s/></text:p>
          </table:table-cell>
          <table:table-cell office:value-type="float" office:value="209.637182" table:style-name="ce93">
            <text:p><text:s/>210<text:s/></text:p>
          </table:table-cell>
          <table:table-cell table:style-name="ce92"/>
          <table:table-cell table:style-name="ce93"/>
          <table:table-cell office:value-type="float" office:value="1801.753424" table:style-name="ce92">
            <text:p><text:s/>1,802<text:s/></text:p>
          </table:table-cell>
          <table:table-cell table:style-name="ce94"/>
          <table:table-cell table:number-columns-repeated="2" table:style-name="ce1"/>
          <table:table-cell table:number-columns-repeated="11" table:style-name="ce98"/>
          <table:table-cell table:number-columns-repeated="16363"/>
        </table:table-row>
        <table:table-row table:style-name="ro2">
          <table:table-cell table:style-name="ce1"/>
          <table:table-cell table:style-name="ce95"/>
          <table:table-cell table:style-name="ce92"/>
          <table:table-cell table:style-name="ce93"/>
          <table:table-cell office:value-type="float" office:value="355.37756400000001" table:style-name="ce92">
            <text:p><text:s/>355<text:s/></text:p>
          </table:table-cell>
          <table:table-cell office:value-type="float" office:value="302.29204499999997" table:style-name="ce93">
            <text:p><text:s/>302<text:s/></text:p>
          </table:table-cell>
          <table:table-cell table:style-name="ce92"/>
          <table:table-cell office:value-type="float" office:value="657.66960900000004" table:style-name="ce94">
            <text:p><text:s/>658<text:s/></text:p>
          </table:table-cell>
          <table:table-cell table:number-columns-repeated="2" table:style-name="ce1"/>
          <table:table-cell table:number-columns-repeated="11" table:style-name="ce98"/>
          <table:table-cell table:number-columns-repeated="16363"/>
        </table:table-row>
        <table:table-row table:style-name="ro2">
          <table:table-cell table:style-name="ce1"/>
          <table:table-cell table:style-name="ce95"/>
          <table:table-cell table:style-name="ce92"/>
          <table:table-cell table:style-name="ce93"/>
          <table:table-cell table:style-name="ce92"/>
          <table:table-cell table:style-name="ce93"/>
          <table:table-cell table:style-name="ce97"/>
          <table:table-cell table:style-name="ce96"/>
          <table:table-cell table:number-columns-repeated="2" table:style-name="ce1"/>
          <table:table-cell table:number-columns-repeated="11" table:style-name="ce98"/>
          <table:table-cell table:number-columns-repeated="16363"/>
        </table:table-row>
        <table:table-row table:style-name="ro1">
          <table:table-cell/>
          <table:table-cell office:value-type="float" office:value="2015" table:style-name="ce91">
            <text:p>2015</text:p>
          </table:table-cell>
          <table:table-cell office:value-type="float" office:value="1080.8143769999999" table:style-name="ce92">
            <text:p><text:s/>1,081<text:s/></text:p>
          </table:table-cell>
          <table:table-cell office:value-type="float" office:value="554.70671800000002" table:style-name="ce93">
            <text:p><text:s/>555<text:s/></text:p>
          </table:table-cell>
          <table:table-cell table:style-name="ce92"/>
          <table:table-cell table:style-name="ce93"/>
          <table:table-cell office:value-type="float" office:value="1635.5210950000001" table:style-name="ce92">
            <text:p><text:s/>1,636<text:s/></text:p>
          </table:table-cell>
          <table:table-cell table:style-name="ce94"/>
          <table:table-cell table:number-columns-repeated="16376" table:style-name="ce1"/>
        </table:table-row>
        <table:table-row table:style-name="ro2">
          <table:table-cell/>
          <table:table-cell table:style-name="ce95"/>
          <table:table-cell table:style-name="ce92"/>
          <table:table-cell table:style-name="ce93"/>
          <table:table-cell office:value-type="float" office:value="186.18659" table:style-name="ce92">
            <text:p><text:s/>186<text:s/></text:p>
          </table:table-cell>
          <table:table-cell office:value-type="float" office:value="471.60748899999999" table:style-name="ce93">
            <text:p><text:s/>472<text:s/></text:p>
          </table:table-cell>
          <table:table-cell table:style-name="ce92"/>
          <table:table-cell office:value-type="float" office:value="657.79407900000001" table:style-name="ce94">
            <text:p><text:s/>658<text:s/>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95"/>
          <table:table-cell table:style-name="ce92"/>
          <table:table-cell table:style-name="ce93"/>
          <table:table-cell table:style-name="ce92"/>
          <table:table-cell table:style-name="ce93"/>
          <table:table-cell table:style-name="ce97"/>
          <table:table-cell table:style-name="ce96"/>
          <table:table-cell table:number-columns-repeated="6" table:style-name="ce98"/>
          <table:table-cell table:style-name="ce99"/>
          <table:table-cell table:style-name="ce100"/>
          <table:table-cell table:number-columns-repeated="5" table:style-name="ce98"/>
          <table:table-cell table:number-columns-repeated="16363"/>
        </table:table-row>
        <table:table-row table:style-name="ro2">
          <table:table-cell/>
          <table:table-cell office:value-type="float" office:value="2016" table:style-name="ce91">
            <text:p>2016</text:p>
          </table:table-cell>
          <table:table-cell office:value-type="float" office:value="520.72477500000002" table:style-name="ce92">
            <text:p><text:s/>521<text:s/></text:p>
          </table:table-cell>
          <table:table-cell office:value-type="float" office:value="765.13543000000004" table:style-name="ce113">
            <text:p>765</text:p>
          </table:table-cell>
          <table:table-cell table:style-name="ce92"/>
          <table:table-cell table:style-name="ce93"/>
          <table:table-cell office:value-type="float" office:value="1285.860205" table:style-name="ce92">
            <text:p><text:s/>1,286<text:s/></text:p>
          </table:table-cell>
          <table:table-cell table:style-name="ce94"/>
          <table:table-cell table:number-columns-repeated="6" table:style-name="ce98"/>
          <table:table-cell table:style-name="ce99"/>
          <table:table-cell table:style-name="ce100"/>
          <table:table-cell table:number-columns-repeated="5" table:style-name="ce98"/>
          <table:table-cell table:number-columns-repeated="16363"/>
        </table:table-row>
        <table:table-row table:style-name="ro2">
          <table:table-cell/>
          <table:table-cell table:style-name="ce87"/>
          <table:table-cell table:style-name="ce101"/>
          <table:table-cell table:style-name="ce102"/>
          <table:table-cell office:value-type="float" office:value="108.612318" table:style-name="ce101">
            <text:p><text:s/>109<text:s/></text:p>
          </table:table-cell>
          <table:table-cell office:value-type="float" office:value="592.99440700000002" table:style-name="ce102">
            <text:p><text:s/>593<text:s/></text:p>
          </table:table-cell>
          <table:table-cell table:style-name="ce101"/>
          <table:table-cell office:value-type="float" office:value="701.60672499999998" table:style-name="ce103">
            <text:p><text:s/>702<text:s/></text:p>
          </table:table-cell>
          <table:table-cell table:number-columns-repeated="11" table:style-name="ce98"/>
          <table:table-cell table:style-name="ce99"/>
          <table:table-cell table:style-name="ce100"/>
          <table:table-cell table:number-columns-repeated="16363"/>
        </table:table-row>
        <table:table-row table:style-name="ro2">
          <table:table-cell/>
          <table:table-cell table:number-columns-repeated="7" table:style-name="ce1"/>
          <table:table-cell table:number-columns-repeated="11" table:style-name="ce98"/>
          <table:table-cell table:style-name="ce99"/>
          <table:table-cell table:style-name="ce100"/>
          <table:table-cell table:number-columns-repeated="16363"/>
        </table:table-row>
        <table:table-row table:style-name="ro2">
          <table:table-cell/>
          <table:table-cell table:number-columns-repeated="9" table:style-name="ce1"/>
          <table:table-cell table:number-columns-repeated="9" table:style-name="ce98"/>
          <table:table-cell table:style-name="ce99"/>
          <table:table-cell table:style-name="ce100"/>
          <table:table-cell table:number-columns-repeated="16363"/>
        </table:table-row>
        <table:table-row table:style-name="ro2">
          <table:table-cell/>
          <table:table-cell table:number-columns-repeated="7" table:style-name="ce98"/>
          <table:table-cell table:number-columns-repeated="2" table:style-name="ce1"/>
          <table:table-cell table:number-columns-repeated="9" table:style-name="ce98"/>
          <table:table-cell table:style-name="ce99"/>
          <table:table-cell table:style-name="ce100"/>
          <table:table-cell table:number-columns-repeated="16363"/>
        </table:table-row>
        <table:table-row table:style-name="ro2">
          <table:table-cell/>
          <table:table-cell table:style-name="ce104"/>
          <table:table-cell office:value-type="string" table:style-name="ce105">
            <text:p>Funding</text:p>
          </table:table-cell>
          <table:table-cell office:value-type="string" table:style-name="ce104">
            <text:p>Unmet requirements</text:p>
          </table:table-cell>
          <table:table-cell office:value-type="string" table:style-name="ce117">
            <text:p>Total</text:p>
          </table:table-cell>
          <table:table-cell table:style-name="ce98"/>
          <table:table-cell table:style-name="ce105"/>
          <table:table-cell office:value-type="string" table:style-name="ce105">
            <text:p>Funding</text:p>
          </table:table-cell>
          <table:table-cell office:value-type="string" table:style-name="ce105">
            <text:p>Unmet requirements</text:p>
          </table:table-cell>
          <table:table-cell office:value-type="string" table:style-name="ce105">
            <text:p>Total</text:p>
          </table:table-cell>
          <table:table-cell table:number-columns-repeated="9" table:style-name="ce98"/>
          <table:table-cell table:style-name="ce99"/>
          <table:table-cell table:style-name="ce100"/>
          <table:table-cell table:number-columns-repeated="16363"/>
        </table:table-row>
        <table:table-row table:style-name="ro2">
          <table:table-cell/>
          <table:table-cell office:value-type="string" table:style-name="ce91">
            <text:p>Republic of South Sudan 2012</text:p>
          </table:table-cell>
          <table:table-cell office:value-type="float" office:value="787.27773400000001" table:style-name="ce106">
            <text:p>787.3</text:p>
          </table:table-cell>
          <table:table-cell office:value-type="float" office:value="389.61447900000002" table:style-name="ce116">
            <text:p>389.6</text:p>
          </table:table-cell>
          <table:table-cell office:value-type="float" office:value="1176.8922130000001" table:style-name="ce118">
            <text:p>1176.9</text:p>
          </table:table-cell>
          <table:table-cell table:style-name="ce98"/>
          <table:table-cell office:value-type="string" table:style-name="ce107">
            <text:p>South Sudan RRP 2012</text:p>
          </table:table-cell>
          <table:table-cell table:number-columns-repeated="3" table:style-name="ce107"/>
          <table:table-cell table:number-columns-repeated="9" table:style-name="ce98"/>
          <table:table-cell table:style-name="ce99"/>
          <table:table-cell table:style-name="ce100"/>
          <table:table-cell table:number-columns-repeated="16363"/>
        </table:table-row>
        <table:table-row table:style-name="ro2">
          <table:table-cell/>
          <table:table-cell office:value-type="string" table:style-name="ce91">
            <text:p>Republic of South Sudan 2013</text:p>
          </table:table-cell>
          <table:table-cell office:value-type="float" office:value="771.92035899999996" table:style-name="ce106">
            <text:p>771.9</text:p>
          </table:table-cell>
          <table:table-cell office:value-type="float" office:value="300.11707100000001" table:style-name="ce116">
            <text:p>300.1</text:p>
          </table:table-cell>
          <table:table-cell office:value-type="float" office:value="1072.0374300000001" table:style-name="ce118">
            <text:p>1072.0</text:p>
          </table:table-cell>
          <table:table-cell table:style-name="ce98"/>
          <table:table-cell office:value-type="string" table:style-name="ce107">
            <text:p>South Sudan RRP 2013</text:p>
          </table:table-cell>
          <table:table-cell table:number-columns-repeated="3" table:style-name="ce107"/>
          <table:table-cell table:number-columns-repeated="9" table:style-name="ce98"/>
          <table:table-cell table:style-name="ce99"/>
          <table:table-cell table:style-name="ce100"/>
          <table:table-cell table:number-columns-repeated="16363"/>
        </table:table-row>
        <table:table-row table:style-name="ro2">
          <table:table-cell/>
          <table:table-cell office:value-type="string" table:style-name="ce91">
            <text:p>Republic of South Sudan 2014</text:p>
          </table:table-cell>
          <table:table-cell office:value-type="float" office:value="1592.1162420000001" table:style-name="ce106">
            <text:p>1592.1</text:p>
          </table:table-cell>
          <table:table-cell office:value-type="float" office:value="209.637182" table:style-name="ce116">
            <text:p>209.6</text:p>
          </table:table-cell>
          <table:table-cell office:value-type="float" office:value="1801.753424" table:style-name="ce118">
            <text:p>1801.8</text:p>
          </table:table-cell>
          <table:table-cell table:style-name="ce98"/>
          <table:table-cell office:value-type="string" table:style-name="ce107">
            <text:p>South Sudan RRP 2014</text:p>
          </table:table-cell>
          <table:table-cell office:value-type="float" office:value="355.37756400000001" table:style-name="ce106">
            <text:p>355.4</text:p>
          </table:table-cell>
          <table:table-cell office:value-type="float" office:value="302.29204499999997" table:style-name="ce106">
            <text:p>302.3</text:p>
          </table:table-cell>
          <table:table-cell office:value-type="float" office:value="657.66960900000004" table:style-name="ce106">
            <text:p>657.7</text:p>
          </table:table-cell>
          <table:table-cell table:number-columns-repeated="9" table:style-name="ce98"/>
          <table:table-cell table:style-name="ce99"/>
          <table:table-cell table:style-name="ce100"/>
          <table:table-cell table:number-columns-repeated="16363"/>
        </table:table-row>
        <table:table-row table:style-name="ro2">
          <table:table-cell/>
          <table:table-cell office:value-type="string" table:style-name="ce91">
            <text:p>Republic of South Sudan 2015</text:p>
          </table:table-cell>
          <table:table-cell office:value-type="float" office:value="1080.8143769999999" table:style-name="ce106">
            <text:p>1080.8</text:p>
          </table:table-cell>
          <table:table-cell office:value-type="float" office:value="554.70671800000002" table:style-name="ce116">
            <text:p>554.7</text:p>
          </table:table-cell>
          <table:table-cell office:value-type="float" office:value="1635.5210950000001" table:style-name="ce118">
            <text:p>1635.5</text:p>
          </table:table-cell>
          <table:table-cell table:style-name="ce98"/>
          <table:table-cell office:value-type="string" table:style-name="ce107">
            <text:p>South Sudan RRP 2015</text:p>
          </table:table-cell>
          <table:table-cell office:value-type="float" office:value="186.18659" table:style-name="ce106">
            <text:p>186.2</text:p>
          </table:table-cell>
          <table:table-cell office:value-type="float" office:value="471.60748899999999" table:style-name="ce106">
            <text:p>471.6</text:p>
          </table:table-cell>
          <table:table-cell office:value-type="float" office:value="657.79407900000001" table:style-name="ce106">
            <text:p>657.8</text:p>
          </table:table-cell>
          <table:table-cell table:number-columns-repeated="9" table:style-name="ce1"/>
          <table:table-cell table:style-name="ce99"/>
          <table:table-cell table:style-name="ce100"/>
          <table:table-cell table:number-columns-repeated="16363"/>
        </table:table-row>
        <table:table-row table:style-name="ro2">
          <table:table-cell/>
          <table:table-cell office:value-type="string" table:style-name="ce108">
            <text:p>Republic of South Sudan 2016</text:p>
          </table:table-cell>
          <table:table-cell office:value-type="float" office:value="520.72477500000002" table:style-name="ce114">
            <text:p><text:s/>521<text:s/></text:p>
          </table:table-cell>
          <table:table-cell office:value-type="float" office:value="765.13543000000004" table:style-name="ce115">
            <text:p>765</text:p>
          </table:table-cell>
          <table:table-cell office:value-type="float" office:value="1285.860205" table:style-name="ce119">
            <text:p>1285.9</text:p>
          </table:table-cell>
          <table:table-cell table:style-name="ce98"/>
          <table:table-cell office:value-type="string" table:style-name="ce110">
            <text:p>South Sudan RRP 2016</text:p>
          </table:table-cell>
          <table:table-cell office:value-type="float" office:value="108.612318" table:style-name="ce109">
            <text:p>108.6</text:p>
          </table:table-cell>
          <table:table-cell office:value-type="float" office:value="592.99440700000002" table:style-name="ce109">
            <text:p>593.0</text:p>
          </table:table-cell>
          <table:table-cell office:value-type="float" office:value="701.60672499999998" table:style-name="ce109">
            <text:p>701.6</text:p>
          </table:table-cell>
          <table:table-cell table:number-columns-repeated="9" table:style-name="ce1"/>
          <table:table-cell table:style-name="ce99"/>
          <table:table-cell table:style-name="ce100"/>
          <table:table-cell table:number-columns-repeated="16363"/>
        </table:table-row>
        <table:table-row table:style-name="ro2">
          <table:table-cell/>
          <table:table-cell table:number-columns-repeated="7" table:style-name="ce98"/>
          <table:table-cell table:number-columns-repeated="11" table:style-name="ce1"/>
          <table:table-cell table:style-name="ce99"/>
          <table:table-cell table:style-name="ce100"/>
          <table:table-cell table:number-columns-repeated="16363"/>
        </table:table-row>
        <table:table-row table:number-rows-repeated="2" table:style-name="ro2">
          <table:table-cell/>
          <table:table-cell table:number-columns-repeated="9" table:style-name="ce98"/>
          <table:table-cell table:number-columns-repeated="9" table:style-name="ce1"/>
          <table:table-cell table:style-name="ce99"/>
          <table:table-cell table:style-name="ce100"/>
          <table:table-cell table:number-columns-repeated="16363"/>
        </table:table-row>
        <table:table-row table:style-name="ro2">
          <table:table-cell/>
          <table:table-cell table:number-columns-repeated="7" table:style-name="ce1"/>
          <table:table-cell table:number-columns-repeated="2" table:style-name="ce98"/>
          <table:table-cell table:number-columns-repeated="16374" table:style-name="ce1"/>
        </table:table-row>
        <table:table-row table:number-rows-repeated="31" table:style-name="ro1">
          <table:table-cell table:number-columns-repeated="16384"/>
        </table:table-row>
        <table:table-row table:style-name="ro1">
          <table:table-cell table:number-columns-repeated="8"/>
          <table:table-cell table:number-columns-repeated="4" table:style-name="ce93"/>
          <table:table-cell table:number-columns-repeated="16372"/>
        </table:table-row>
        <table:table-row table:number-rows-repeated="1048510" table:style-name="ro1">
          <table:table-cell table:number-columns-repeated="16384"/>
        </table:table-row>
      </table:table>
      <table:table table:name="Fig_3" table:style-name="ta1">
        <table:table-column table:style-name="co1" table:number-columns-repeated="2" table:default-cell-style-name="ce1"/>
        <table:table-column table:style-name="co1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81">
            <text:p>Title:</text:p>
          </table:table-cell>
          <table:table-cell office:value-type="string" table:style-name="ce82">
            <text:p>Pooled funding to South Sudan, 2012–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1">
            <text:p>Source:</text:p>
          </table:table-cell>
          <table:table-cell office:value-type="string" table:style-name="ce82">
            <text:p>Development Initiatives based on UN OCHA FTS data. Data downloaded on 26 July 201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2">
            <text:p>Donor</text:p>
          </table:table-cell>
          <table:table-cell office:value-type="float" office:value="2012" table:style-name="ce2">
            <text:p>2012</text:p>
          </table:table-cell>
          <table:table-cell office:value-type="float" office:value="2013" table:style-name="ce63">
            <text:p>2013</text:p>
          </table:table-cell>
          <table:table-cell office:value-type="float" office:value="2014" table:style-name="ce63">
            <text:p>2014</text:p>
          </table:table-cell>
          <table:table-cell office:value-type="float" office:value="2015" table:style-name="ce63">
            <text:p>2015</text:p>
          </table:table-cell>
          <table:table-cell office:value-type="float" office:value="2016" table:style-name="ce63">
            <text:p>2016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2">
            <text:p>Central Emergency Response Fund</text:p>
          </table:table-cell>
          <table:table-cell office:value-type="float" office:value="40044091" table:style-name="ce5">
            <text:p>40044091</text:p>
          </table:table-cell>
          <table:table-cell office:value-type="float" office:value="11586879" table:style-name="ce64">
            <text:p>11586879</text:p>
          </table:table-cell>
          <table:table-cell office:value-type="float" office:value="40213870" table:style-name="ce64">
            <text:p>40213870</text:p>
          </table:table-cell>
          <table:table-cell office:value-type="float" office:value="26903806" table:style-name="ce64">
            <text:p>26903806</text:p>
          </table:table-cell>
          <table:table-cell office:value-type="float" office:value="21573631" table:style-name="ce64">
            <text:p>21573631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12">
            <text:p>Common Humanitarian Fund</text:p>
          </table:table-cell>
          <table:table-cell office:value-type="float" office:value="108145526" table:style-name="ce13">
            <text:p>108145526</text:p>
          </table:table-cell>
          <table:table-cell office:value-type="float" office:value="90707391" table:style-name="ce65">
            <text:p>90707391</text:p>
          </table:table-cell>
          <table:table-cell office:value-type="float" office:value="138262670" table:style-name="ce65">
            <text:p>138262670</text:p>
          </table:table-cell>
          <table:table-cell office:value-type="float" office:value="94147450" table:style-name="ce65">
            <text:p>94147450</text:p>
          </table:table-cell>
          <table:table-cell office:value-type="float" office:value="39953287" table:style-name="ce65">
            <text:p>39953287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19">
            <text:p>Grand Total</text:p>
          </table:table-cell>
          <table:table-cell office:value-type="float" office:value="148189617" table:style-name="ce20">
            <text:p>148189617</text:p>
          </table:table-cell>
          <table:table-cell office:value-type="float" office:value="102294270" table:style-name="ce66">
            <text:p>102294270</text:p>
          </table:table-cell>
          <table:table-cell office:value-type="float" office:value="178476540" table:style-name="ce66">
            <text:p>178476540</text:p>
          </table:table-cell>
          <table:table-cell office:value-type="float" office:value="121051256" table:style-name="ce66">
            <text:p>121051256</text:p>
          </table:table-cell>
          <table:table-cell office:value-type="float" office:value="61526918" table:style-name="ce66">
            <text:p>61526918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8">
            <text:p>Donor</text:p>
          </table:table-cell>
          <table:table-cell office:value-type="float" office:value="2012" table:style-name="ce67">
            <text:p>2012</text:p>
          </table:table-cell>
          <table:table-cell office:value-type="float" office:value="2013" table:style-name="ce68">
            <text:p>2013</text:p>
          </table:table-cell>
          <table:table-cell office:value-type="float" office:value="2014" table:style-name="ce68">
            <text:p>2014</text:p>
          </table:table-cell>
          <table:table-cell office:value-type="float" office:value="2015" table:style-name="ce68">
            <text:p>2015</text:p>
          </table:table-cell>
          <table:table-cell office:value-type="float" office:value="2016" table:style-name="ce69">
            <text:p>2016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70">
            <text:p>Central Emergency Response Fund</text:p>
          </table:table-cell>
          <table:table-cell office:value-type="float" office:value="40.044091000000002" table:formula="msoxl:=D5/1000000" table:style-name="ce71">
            <text:p><text:s/>40.0<text:s/></text:p>
          </table:table-cell>
          <table:table-cell office:value-type="float" office:value="11.586879" table:formula="msoxl:=E5/1000000" table:style-name="ce72">
            <text:p><text:s/>11.6<text:s/></text:p>
          </table:table-cell>
          <table:table-cell office:value-type="float" office:value="40.21387" table:formula="msoxl:=F5/1000000" table:style-name="ce72">
            <text:p><text:s/>40.2<text:s/></text:p>
          </table:table-cell>
          <table:table-cell office:value-type="float" office:value="26.903805999999999" table:formula="msoxl:=G5/1000000" table:style-name="ce72">
            <text:p><text:s/>26.9<text:s/></text:p>
          </table:table-cell>
          <table:table-cell office:value-type="float" office:value="21.573630999999999" table:formula="msoxl:=H5/1000000" table:style-name="ce73">
            <text:p><text:s/>21.6<text:s/>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16">
            <text:p>Common Humanitarian Fund</text:p>
          </table:table-cell>
          <table:table-cell office:value-type="float" office:value="108.145526" table:formula="msoxl:=D6/1000000" table:style-name="ce74">
            <text:p><text:s/>108.1<text:s/></text:p>
          </table:table-cell>
          <table:table-cell office:value-type="float" office:value="90.707391000000001" table:formula="msoxl:=E6/1000000" table:style-name="ce75">
            <text:p><text:s/>90.7<text:s/></text:p>
          </table:table-cell>
          <table:table-cell office:value-type="float" office:value="138.26267000000001" table:formula="msoxl:=F6/1000000" table:style-name="ce75">
            <text:p><text:s/>138.3<text:s/></text:p>
          </table:table-cell>
          <table:table-cell office:value-type="float" office:value="94.147450000000006" table:formula="msoxl:=G6/1000000" table:style-name="ce75">
            <text:p><text:s/>94.1<text:s/></text:p>
          </table:table-cell>
          <table:table-cell office:value-type="float" office:value="39.953287000000003" table:formula="msoxl:=H6/1000000" table:style-name="ce76">
            <text:p><text:s/>40.0<text:s/>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>
            <draw:frame xmlns:presentation="urn:oasis:names:tc:opendocument:xmlns:presentation:1.0" draw:z-index="1" draw:id="id1" draw:style-name="a1" draw:name="Chart 1" svg:x="0.23958in" svg:y="0.11458in" svg:width="5in" svg:height="3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80"/>
        </table:table-row>
        <table:table-row table:number-rows-repeated="1048563" table:style-name="ro1">
          <table:table-cell table:number-columns-repeated="16384"/>
        </table:table-row>
      </table:table>
      <table:table table:name="Fig_4" table:style-name="ta1">
        <table:table-column table:style-name="co1" table:default-cell-style-name="ce1"/>
        <table:table-column table:style-name="co14" table:default-cell-style-name="ce1"/>
        <table:table-column table:style-name="co3" table:default-cell-style-name="ce1"/>
        <table:table-column table:style-name="co1" table:default-cell-style-name="ce1"/>
        <table:table-column table:style-name="co15" table:default-cell-style-name="ce1"/>
        <table:table-column table:style-name="co3" table:default-cell-style-name="ce1"/>
        <table:table-column table:style-name="co1" table:number-columns-repeated="16378" table:default-cell-style-name="ce1"/>
        <table:table-row table:style-name="ro3">
          <table:table-cell office:value-type="string" table:style-name="ce81">
            <text:p>Title:</text:p>
          </table:table-cell>
          <table:table-cell office:value-type="string" table:style-name="ce82">
            <text:p>Funding to South Sudan by sector, 2016</text:p>
          </table:table-cell>
          <table:table-cell table:number-columns-repeated="4" table:style-name="ce82"/>
          <table:table-cell table:number-columns-repeated="16378" table:style-name="ce1"/>
        </table:table-row>
        <table:table-row table:style-name="ro3">
          <table:table-cell office:value-type="string" table:style-name="ce81">
            <text:p>Source:</text:p>
          </table:table-cell>
          <table:table-cell office:value-type="string" table:style-name="ce82">
            <text:p>Development Initiatives based on UN OCHA FTS data. Data downloaded on 26 July 2016</text:p>
          </table:table-cell>
          <table:table-cell table:number-columns-repeated="4" table:style-name="ce82"/>
          <table:table-cell table:number-columns-repeated="16378" table:style-name="ce1"/>
        </table:table-row>
        <table:table-row table:style-name="ro4">
          <table:table-cell office:value-type="string" table:style-name="ce81">
            <text:p>Notes:</text:p>
          </table:table-cell>
          <table:table-cell office:value-type="string" table:number-columns-spanned="6" table:number-rows-spanned="3" table:style-name="ce123">
            <text:p>If funding is given in an unearmarked manner and not yet allocated by the recipient agency to a particular project and sector, FTS shows the funding under the heading ‘Sector not yet specified’. ‘All other sectors’ includes: Water and sanitation; Economic recovery and infrastucture; Agriculture; Mine action; Shelter and non-food items; Protection/Human rights/Rule of law.</text:p>
            <text:p/>
            <text:p/>
          </table:table-cell>
          <table:covered-table-cell table:number-columns-repeated="5"/>
          <table:table-cell table:number-columns-repeated="16377" table:style-name="ce1"/>
        </table:table-row>
        <table:table-row table:number-rows-repeated="2" table:style-name="ro1">
          <table:table-cell table:style-name="ce1"/>
          <table:covered-table-cell/>
          <table:covered-table-cell table:number-columns-repeated="5"/>
          <table:table-cell table:number-columns-repeated="16377" table:style-name="ce1"/>
        </table:table-row>
        <table:table-row table:style-name="ro1">
          <table:table-cell table:style-name="ce1"/>
          <table:table-cell table:number-columns-repeated="6" table:style-name="ce11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22">
            <text:p>IASC Standard Sector</text:p>
          </table:table-cell>
          <table:table-cell office:value-type="string" table:style-name="ce22">
            <text:p>Total</text:p>
          </table:table-cell>
          <table:table-cell table:style-name="ce1"/>
          <table:table-cell office:value-type="string" table:style-name="ce8">
            <text:p>IASC Standard Sector</text:p>
          </table:table-cell>
          <table:table-cell office:value-type="string" table:style-name="ce23">
            <text:p>Total</text:p>
          </table:table-cell>
          <table:table-cell office:value-type="string" table:style-name="ce3">
            <text:p>US$m</text:p>
          </table:table-cell>
          <table:table-cell table:style-name="ce23"/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Food</text:p>
          </table:table-cell>
          <table:table-cell office:value-type="float" office:value="146954680" table:style-name="ce5">
            <text:p>146954680</text:p>
          </table:table-cell>
          <table:table-cell table:style-name="ce1"/>
          <table:table-cell office:value-type="string" table:style-name="ce2">
            <text:p>Food</text:p>
          </table:table-cell>
          <table:table-cell office:value-type="float" office:value="146954680" table:style-name="ce24">
            <text:p>146954680</text:p>
          </table:table-cell>
          <table:table-cell office:value-type="float" office:value="146.95468" table:formula="msoxl:=F8/1000000" table:style-name="ce25">
            <text:p><text:s/>147.0<text:s/></text:p>
          </table:table-cell>
          <table:table-cell office:value-type="percentage" office:value="0.23690420242693186" table:formula="msoxl:=G8/$G$14" table:style-name="ce26">
            <text:p>24%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">
            <text:p>Sector not yet specified</text:p>
          </table:table-cell>
          <table:table-cell office:value-type="float" office:value="90491194" table:style-name="ce13">
            <text:p>90491194</text:p>
          </table:table-cell>
          <table:table-cell table:style-name="ce1"/>
          <table:table-cell office:value-type="string" table:style-name="ce12">
            <text:p>Sector not yet specified</text:p>
          </table:table-cell>
          <table:table-cell office:value-type="float" office:value="90491194" table:style-name="ce27">
            <text:p>90491194</text:p>
          </table:table-cell>
          <table:table-cell office:value-type="float" office:value="90.491193999999993" table:formula="msoxl:=F9/1000000" table:style-name="ce25">
            <text:p><text:s/>90.5<text:s/></text:p>
          </table:table-cell>
          <table:table-cell office:value-type="percentage" office:value="0.14587996885319174" table:formula="msoxl:=G9/$G$14" table:style-name="ce28">
            <text:p>15%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">
            <text:p>Health</text:p>
          </table:table-cell>
          <table:table-cell office:value-type="float" office:value="90466683" table:style-name="ce13">
            <text:p>90466683</text:p>
          </table:table-cell>
          <table:table-cell table:style-name="ce1"/>
          <table:table-cell office:value-type="string" table:style-name="ce12">
            <text:p>Health</text:p>
          </table:table-cell>
          <table:table-cell office:value-type="float" office:value="90466683" table:style-name="ce27">
            <text:p>90466683</text:p>
          </table:table-cell>
          <table:table-cell office:value-type="float" office:value="90.466683000000003" table:formula="msoxl:=F10/1000000" table:style-name="ce25">
            <text:p><text:s/>90.5<text:s/></text:p>
          </table:table-cell>
          <table:table-cell office:value-type="percentage" office:value="0.14584045490980671" table:formula="msoxl:=G10/$G$14" table:style-name="ce28">
            <text:p>15%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">
            <text:p>Coordination and support services</text:p>
          </table:table-cell>
          <table:table-cell office:value-type="float" office:value="76365695" table:style-name="ce13">
            <text:p>76365695</text:p>
          </table:table-cell>
          <table:table-cell table:style-name="ce1"/>
          <table:table-cell office:value-type="string" table:style-name="ce12">
            <text:p>Coordination and support services</text:p>
          </table:table-cell>
          <table:table-cell office:value-type="float" office:value="76365695" table:style-name="ce27">
            <text:p>76365695</text:p>
          </table:table-cell>
          <table:table-cell office:value-type="float" office:value="76.365695000000002" table:formula="msoxl:=F11/1000000" table:style-name="ce25">
            <text:p><text:s/>76.4<text:s/></text:p>
          </table:table-cell>
          <table:table-cell office:value-type="percentage" office:value="0.12310839006116266" table:formula="msoxl:=G11/$G$14" table:style-name="ce28">
            <text:p>12%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">
            <text:p>Multi-sector</text:p>
          </table:table-cell>
          <table:table-cell office:value-type="float" office:value="68836969" table:style-name="ce13">
            <text:p>68836969</text:p>
          </table:table-cell>
          <table:table-cell table:style-name="ce1"/>
          <table:table-cell office:value-type="string" table:style-name="ce12">
            <text:p>Multi-sector</text:p>
          </table:table-cell>
          <table:table-cell office:value-type="float" office:value="68836969" table:style-name="ce27">
            <text:p>68836969</text:p>
          </table:table-cell>
          <table:table-cell office:value-type="float" office:value="68.836968999999996" table:formula="msoxl:=F12/1000000" table:style-name="ce25">
            <text:p><text:s/>68.8<text:s/></text:p>
          </table:table-cell>
          <table:table-cell office:value-type="percentage" office:value="0.11097140450669847" table:formula="msoxl:=G12/$G$14" table:style-name="ce28">
            <text:p>11%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9">
            <text:p>Water and Sanitation</text:p>
          </table:table-cell>
          <table:table-cell office:value-type="float" office:value="39635460" table:style-name="ce30">
            <text:p>39635460</text:p>
          </table:table-cell>
          <table:table-cell table:style-name="ce1"/>
          <table:table-cell office:value-type="string" table:style-name="ce31">
            <text:p>Other</text:p>
          </table:table-cell>
          <table:table-cell office:value-type="float" office:value="147197456" table:formula="msoxl:=SUM(C13:C19)" table:style-name="ce32">
            <text:p>147197456</text:p>
          </table:table-cell>
          <table:table-cell office:value-type="float" office:value="147.19745599999999" table:formula="msoxl:=F13/1000000" table:style-name="ce25">
            <text:p><text:s/>147.2<text:s/></text:p>
          </table:table-cell>
          <table:table-cell office:value-type="percentage" office:value="0.23729557924220851" table:formula="msoxl:=G13/$G$14" table:style-name="ce28">
            <text:p>24%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9">
            <text:p>Agriculture</text:p>
          </table:table-cell>
          <table:table-cell office:value-type="float" office:value="32485835" table:style-name="ce30">
            <text:p>32485835</text:p>
          </table:table-cell>
          <table:table-cell table:style-name="ce1"/>
          <table:table-cell office:value-type="string" table:style-name="ce33">
            <text:p>Total</text:p>
          </table:table-cell>
          <table:table-cell office:value-type="float" office:value="620312677" table:formula="msoxl:=SUM(F8:F13)" table:style-name="ce3">
            <text:p>620312677</text:p>
          </table:table-cell>
          <table:table-cell office:value-type="float" office:value="620.31267700000001" table:formula="msoxl:=F14/1000000" table:style-name="ce34">
            <text:p><text:s/>620.3<text:s/></text:p>
          </table:table-cell>
          <table:table-cell office:value-type="percentage" office:value="1" table:formula="msoxl:=G14/$G$14" table:style-name="ce35">
            <text:p>100%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9">
            <text:p>Economic recovery and infrastructure</text:p>
          </table:table-cell>
          <table:table-cell office:value-type="float" office:value="23129102" table:style-name="ce30">
            <text:p>23129102</text:p>
          </table:table-cell>
          <table:table-cell table:style-name="ce7"/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29">
            <text:p>Shelter and non-food items</text:p>
          </table:table-cell>
          <table:table-cell office:value-type="float" office:value="20665861" table:style-name="ce30">
            <text:p>20665861</text:p>
          </table:table-cell>
          <table:table-cell table:style-name="ce7"/>
          <table:table-cell table:style-name="ce1">
            <draw:frame xmlns:presentation="urn:oasis:names:tc:opendocument:xmlns:presentation:1.0" draw:z-index="1" draw:id="id2" draw:style-name="a2" draw:name="Chart 1" svg:x="0.07292in" svg:y="0.16667in" svg:width="5in" svg:height="3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29">
            <text:p>Education</text:p>
          </table:table-cell>
          <table:table-cell office:value-type="float" office:value="15204340" table:style-name="ce30">
            <text:p>15204340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string" table:style-name="ce29">
            <text:p>Protection/Human rights/Rule of law</text:p>
          </table:table-cell>
          <table:table-cell office:value-type="float" office:value="13352957" table:style-name="ce30">
            <text:p>1335295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string" table:style-name="ce29">
            <text:p>Mine action</text:p>
          </table:table-cell>
          <table:table-cell office:value-type="float" office:value="2723901" table:style-name="ce30">
            <text:p>2723901</text:p>
          </table:table-cell>
          <table:table-cell table:style-name="ce36"/>
          <table:table-cell table:number-columns-repeated="16380"/>
        </table:table-row>
        <table:table-row table:style-name="ro1">
          <table:table-cell/>
          <table:table-cell office:value-type="string" table:style-name="ce37">
            <text:p>Grand Total</text:p>
          </table:table-cell>
          <table:table-cell office:value-type="float" office:value="620312677" table:style-name="ce38">
            <text:p>620312677</text:p>
          </table:table-cell>
          <table:table-cell table:number-columns-repeated="16381" table:style-name="ce1"/>
        </table:table-row>
        <table:table-row table:number-rows-repeated="1048556" table:style-name="ro1">
          <table:table-cell table:number-columns-repeated="16384"/>
        </table:table-row>
      </table:table>
      <table:table table:name="Fig_5" table:style-name="ta1"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6381" table:default-cell-style-name="ce1"/>
        <table:table-row table:style-name="ro5">
          <table:table-cell office:value-type="string" table:style-name="ce81">
            <text:p>Title:</text:p>
          </table:table-cell>
          <table:table-cell office:value-type="string" table:style-name="ce82">
            <text:p>Humanitarian funding to South Sudan by funding channel, 2016</text:p>
          </table:table-cell>
          <table:table-cell table:number-columns-repeated="6" table:style-name="ce82"/>
          <table:table-cell table:number-columns-repeated="16376" table:style-name="ce1"/>
        </table:table-row>
        <table:table-row table:style-name="ro1">
          <table:table-cell office:value-type="string" table:style-name="ce81">
            <text:p>Source:</text:p>
          </table:table-cell>
          <table:table-cell office:value-type="string" table:style-name="ce82">
            <text:p>Development Initiatives based on UN OCHA FTS data. Data downloaded on 26 July 2016</text:p>
          </table:table-cell>
          <table:table-cell table:number-columns-repeated="6" table:style-name="ce82"/>
          <table:table-cell table:number-columns-repeated="16376" table:style-name="ce1"/>
        </table:table-row>
        <table:table-row table:style-name="ro4">
          <table:table-cell office:value-type="string" table:style-name="ce81">
            <text:p>Notes:</text:p>
          </table:table-cell>
          <table:table-cell office:value-type="string" table:number-columns-spanned="8" table:number-rows-spanned="3" table:style-name="ce124">
            <text:p>RCRC: International Red Cross and Red Crescent Movement; UNHCR: United Nations High Commissioner for Refugees; WFP: World Food Programme. ‘Others’ include FAO: Food &amp; Agriculture Organization of the United Nations; OCHA: Office for the Coordination of Humanitarian Affairs; UNICEF: United Nations Children’s Fund; United Nations Population Fund; and WHO: World Health Organization.</text:p>
          </table:table-cell>
          <table:covered-table-cell table:number-columns-repeated="7"/>
          <table:table-cell table:number-columns-repeated="16375"/>
        </table:table-row>
        <table:table-row table:number-rows-repeated="2" table:style-name="ro1">
          <table:table-cell table:style-name="ce1"/>
          <table:covered-table-cell/>
          <table:covered-table-cell table:number-columns-repeated="7"/>
          <table:table-cell table:number-columns-repeated="16375"/>
        </table:table-row>
        <table:table-row table:style-name="ro1">
          <table:table-cell table:style-name="ce1"/>
          <table:table-cell table:number-columns-repeated="8" table:style-name="ce112"/>
          <table:table-cell table:number-columns-repeated="16375"/>
        </table:table-row>
        <table:table-row table:style-name="ro1">
          <table:table-cell table:style-name="ce1"/>
          <table:table-cell office:value-type="string" table:style-name="ce22">
            <text:p>Appealing Agency <text:s/>type</text:p>
          </table:table-cell>
          <table:table-cell office:value-type="string" table:style-name="ce22">
            <text:p>Total</text:p>
          </table:table-cell>
          <table:table-cell office:value-type="string" table:style-name="ce3">
            <text:p>US$m</text:p>
          </table:table-cell>
          <table:table-cell office:value-type="string" table:style-name="ce39">
            <text:p>%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2">
            <text:p>UN Agencies</text:p>
          </table:table-cell>
          <table:table-cell office:value-type="float" office:value="416381202" table:style-name="ce5">
            <text:p>416381202</text:p>
          </table:table-cell>
          <table:table-cell office:value-type="float" office:value="416.38120199999997" table:formula="msoxl:=C8/1000000" table:style-name="ce6">
            <text:p><text:s/>416.4<text:s/></text:p>
          </table:table-cell>
          <table:table-cell office:value-type="percentage" office:value="0.67124406358053512" table:formula="msoxl:=D8/$D$13" table:style-name="ce26">
            <text:p>67%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2">
            <text:p>NGOs</text:p>
          </table:table-cell>
          <table:table-cell office:value-type="float" office:value="142988899" table:style-name="ce13">
            <text:p>142988899</text:p>
          </table:table-cell>
          <table:table-cell office:value-type="float" office:value="142.988899" table:formula="msoxl:=C9/1000000" table:style-name="ce14">
            <text:p><text:s/>143.0<text:s/></text:p>
          </table:table-cell>
          <table:table-cell office:value-type="percentage" office:value="0.23051100566174629" table:formula="msoxl:=D9/$D$13" table:style-name="ce28">
            <text:p>23%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2">
            <text:p>Red Cross / Red Crescent</text:p>
          </table:table-cell>
          <table:table-cell office:value-type="float" office:value="55295671" table:style-name="ce13">
            <text:p>55295671</text:p>
          </table:table-cell>
          <table:table-cell office:value-type="float" office:value="55.295670999999999" table:formula="msoxl:=C10/1000000" table:style-name="ce14">
            <text:p><text:s/>55.3<text:s/></text:p>
          </table:table-cell>
          <table:table-cell office:value-type="percentage" office:value="8.9141610433346022E-2" table:formula="msoxl:=D10/$D$13" table:style-name="ce28">
            <text:p>9%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2">
            <text:p>Other</text:p>
          </table:table-cell>
          <table:table-cell office:value-type="float" office:value="5588612" table:style-name="ce13">
            <text:p>5588612</text:p>
          </table:table-cell>
          <table:table-cell office:value-type="float" office:value="5.5886120000000004" table:formula="msoxl:=C11/1000000" table:style-name="ce14">
            <text:p><text:s/>5.6<text:s/></text:p>
          </table:table-cell>
          <table:table-cell office:value-type="percentage" office:value="9.0093467491717903E-3" table:formula="msoxl:=D11/$D$13" table:style-name="ce28">
            <text:p>1%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2">
            <text:p>Government</text:p>
          </table:table-cell>
          <table:table-cell office:value-type="float" office:value="58293" table:style-name="ce13">
            <text:p>58293</text:p>
          </table:table-cell>
          <table:table-cell office:value-type="float" office:value="5.8292999999999998E-2" table:formula="msoxl:=C12/1000000" table:style-name="ce14">
            <text:p><text:s/>0.1<text:s/></text:p>
          </table:table-cell>
          <table:table-cell office:value-type="percentage" office:value="9.3973575200688664E-5" table:formula="msoxl:=D12/$D$13" table:style-name="ce28">
            <text:p>0%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9">
            <text:p>Grand Total</text:p>
          </table:table-cell>
          <table:table-cell office:value-type="float" office:value="620312677" table:style-name="ce20">
            <text:p>620312677</text:p>
          </table:table-cell>
          <table:table-cell office:value-type="float" office:value="620.31267700000001" table:formula="msoxl:=C13/1000000" table:style-name="ce21">
            <text:p><text:s/>620.3<text:s/></text:p>
          </table:table-cell>
          <table:table-cell office:value-type="percentage" office:value="1" table:formula="msoxl:=D13/$D$13" table:style-name="ce35">
            <text:p>100%</text:p>
          </table:table-cell>
          <table:table-cell table:number-columns-repeated="16379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office:value-type="string" table:style-name="ce22">
            <text:p>Appealing Agency <text:s/>type</text:p>
          </table:table-cell>
          <table:table-cell office:value-type="string" table:style-name="ce22">
            <text:p>Appealing agency top org.</text:p>
          </table:table-cell>
          <table:table-cell office:value-type="string" table:style-name="ce40">
            <text:p>Total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2">
            <text:p>UN Agencies</text:p>
          </table:table-cell>
          <table:table-cell office:value-type="string" table:style-name="ce2">
            <text:p>Common Humanitarian Fund</text:p>
          </table:table-cell>
          <table:table-cell office:value-type="float" office:value="1422097" table:style-name="ce24">
            <text:p>1422097</text:p>
          </table:table-cell>
          <table:table-cell table:style-name="ce120"/>
          <table:table-cell table:style-name="ce121"/>
          <table:table-cell table:number-columns-repeated="16378"/>
        </table:table-row>
        <table:table-row table:style-name="ro1">
          <table:table-cell/>
          <table:table-cell table:style-name="ce41"/>
          <table:table-cell office:value-type="string" table:style-name="ce12">
            <text:p>Food &amp; Agriculture Organization of the United Nations</text:p>
          </table:table-cell>
          <table:table-cell office:value-type="float" office:value="27862087" table:style-name="ce27">
            <text:p>27862087</text:p>
          </table:table-cell>
          <table:table-cell table:style-name="ce120"/>
          <table:table-cell table:style-name="ce121"/>
          <table:table-cell table:number-columns-repeated="16378"/>
        </table:table-row>
        <table:table-row table:style-name="ro1">
          <table:table-cell/>
          <table:table-cell table:style-name="ce41"/>
          <table:table-cell office:value-type="string" table:style-name="ce12">
            <text:p>International Organization for Migration</text:p>
          </table:table-cell>
          <table:table-cell office:value-type="float" office:value="37368630" table:style-name="ce27">
            <text:p>37368630</text:p>
          </table:table-cell>
          <table:table-cell table:style-name="ce120"/>
          <table:table-cell table:style-name="ce121"/>
          <table:table-cell table:number-columns-repeated="16378"/>
        </table:table-row>
        <table:table-row table:style-name="ro1">
          <table:table-cell/>
          <table:table-cell table:style-name="ce41"/>
          <table:table-cell office:value-type="string" table:style-name="ce12">
            <text:p>Office for the Coordination of Humanitarian Affairs</text:p>
          </table:table-cell>
          <table:table-cell office:value-type="float" office:value="5422922" table:style-name="ce27">
            <text:p>5422922</text:p>
          </table:table-cell>
          <table:table-cell table:style-name="ce120"/>
          <table:table-cell table:style-name="ce121"/>
          <table:table-cell table:number-columns-repeated="16378"/>
        </table:table-row>
        <table:table-row table:style-name="ro1">
          <table:table-cell/>
          <table:table-cell table:style-name="ce41"/>
          <table:table-cell office:value-type="string" table:style-name="ce12">
            <text:p>United Nations Children's Fund</text:p>
          </table:table-cell>
          <table:table-cell office:value-type="float" office:value="48545485" table:style-name="ce27">
            <text:p>48545485</text:p>
          </table:table-cell>
          <table:table-cell table:style-name="ce120"/>
          <table:table-cell table:style-name="ce121"/>
          <table:table-cell table:number-columns-repeated="16378"/>
        </table:table-row>
        <table:table-row table:style-name="ro1">
          <table:table-cell/>
          <table:table-cell table:style-name="ce41"/>
          <table:table-cell office:value-type="string" table:style-name="ce12">
            <text:p>United Nations Department of Safety and Security</text:p>
          </table:table-cell>
          <table:table-cell office:value-type="float" office:value="347322" table:style-name="ce27">
            <text:p>347322</text:p>
          </table:table-cell>
          <table:table-cell table:style-name="ce120"/>
          <table:table-cell table:style-name="ce121"/>
          <table:table-cell table:number-columns-repeated="16378"/>
        </table:table-row>
        <table:table-row table:style-name="ro1">
          <table:table-cell/>
          <table:table-cell table:style-name="ce41"/>
          <table:table-cell office:value-type="string" table:style-name="ce12">
            <text:p>United Nations High Commissioner for Refugees</text:p>
          </table:table-cell>
          <table:table-cell office:value-type="float" office:value="64352147" table:style-name="ce27">
            <text:p>64352147</text:p>
          </table:table-cell>
          <table:table-cell table:style-name="ce122"/>
          <table:table-cell table:style-name="ce121"/>
          <table:table-cell table:number-columns-repeated="16378"/>
        </table:table-row>
        <table:table-row table:style-name="ro1">
          <table:table-cell/>
          <table:table-cell table:style-name="ce41"/>
          <table:table-cell office:value-type="string" table:style-name="ce12">
            <text:p>United Nations Population Fund</text:p>
          </table:table-cell>
          <table:table-cell office:value-type="float" office:value="3633820" table:style-name="ce27">
            <text:p>3633820</text:p>
          </table:table-cell>
          <table:table-cell table:style-name="ce120"/>
          <table:table-cell table:style-name="ce121"/>
          <table:table-cell table:number-columns-repeated="16378"/>
        </table:table-row>
        <table:table-row table:style-name="ro1">
          <table:table-cell/>
          <table:table-cell table:style-name="ce41"/>
          <table:table-cell office:value-type="string" table:style-name="ce12">
            <text:p>World Food Programme</text:p>
          </table:table-cell>
          <table:table-cell office:value-type="float" office:value="223156463" table:style-name="ce27">
            <text:p>223156463</text:p>
          </table:table-cell>
          <table:table-cell table:style-name="ce122"/>
          <table:table-cell table:style-name="ce121"/>
          <table:table-cell table:number-columns-repeated="16378"/>
        </table:table-row>
        <table:table-row table:style-name="ro1">
          <table:table-cell/>
          <table:table-cell table:style-name="ce41"/>
          <table:table-cell office:value-type="string" table:style-name="ce12">
            <text:p>World Health Organization</text:p>
          </table:table-cell>
          <table:table-cell office:value-type="float" office:value="4270229" table:style-name="ce27">
            <text:p>4270229</text:p>
          </table:table-cell>
          <table:table-cell table:style-name="ce120"/>
          <table:table-cell table:style-name="ce121"/>
          <table:table-cell table:number-columns-repeated="16378"/>
        </table:table-row>
        <table:table-row table:style-name="ro1">
          <table:table-cell/>
          <table:table-cell office:value-type="string" table:style-name="ce42">
            <text:p>UN Agencies Total</text:p>
          </table:table-cell>
          <table:table-cell table:style-name="ce43"/>
          <table:table-cell office:value-type="float" office:value="416381202" table:style-name="ce44">
            <text:p>416381202</text:p>
          </table:table-cell>
          <table:table-cell table:style-name="ce120"/>
          <table:table-cell table:style-name="ce121"/>
          <table:table-cell table:number-columns-repeated="16378"/>
        </table:table-row>
        <table:table-row table:style-name="ro1">
          <table:table-cell/>
          <table:table-cell office:value-type="string" table:style-name="ce19">
            <text:p>Grand Total</text:p>
          </table:table-cell>
          <table:table-cell table:style-name="ce45"/>
          <table:table-cell office:value-type="float" office:value="416381202" table:style-name="ce44">
            <text:p>416381202</text:p>
          </table:table-cell>
          <table:table-cell table:style-name="ce120"/>
          <table:table-cell table:style-name="ce121"/>
          <table:table-cell table:number-columns-repeated="16378"/>
        </table:table-row>
        <table:table-row table:style-name="ro1">
          <table:table-cell/>
          <table:table-cell table:number-columns-repeated="3" table:style-name="ce1"/>
          <table:table-cell table:number-columns-repeated="2" table:style-name="ce121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6">
            <text:p>Appealing Agency <text:s/>type</text:p>
          </table:table-cell>
          <table:table-cell office:value-type="string" table:style-name="ce46">
            <text:p>Total</text:p>
          </table:table-cell>
          <table:table-cell office:value-type="string" table:style-name="ce47">
            <text:p>UNHCR</text:p>
          </table:table-cell>
          <table:table-cell office:value-type="string" table:style-name="ce47">
            <text:p>WFP</text:p>
          </table:table-cell>
          <table:table-cell office:value-type="string" table:style-name="ce48">
            <text:p>Other UN Agencies</text:p>
          </table:table-cell>
          <table:table-cell office:value-type="string" table:style-name="ce47">
            <text:p>US$ m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49">
            <text:p>UN Agencies</text:p>
          </table:table-cell>
          <table:table-cell office:value-type="float" office:value="416.38120199999997" table:formula="msoxl:=C8/1000000" table:style-name="ce50">
            <text:p><text:s/>416.38<text:s/></text:p>
          </table:table-cell>
          <table:table-cell office:value-type="float" office:value="64.352147000000002" table:formula="msoxl:=D25/1000000" table:style-name="ce51">
            <text:p><text:s/>64.4<text:s/></text:p>
          </table:table-cell>
          <table:table-cell office:value-type="float" office:value="223.156463" table:formula="msoxl:=D27/1000000" table:style-name="ce52">
            <text:p><text:s/>223.2<text:s/></text:p>
          </table:table-cell>
          <table:table-cell office:value-type="float" office:value="128.872592" table:formula="msoxl:=(D29-D27-D25)/1000000" table:style-name="ce53">
            <text:p><text:s/>128.9<text:s/></text:p>
          </table:table-cell>
          <table:table-cell table:style-name="ce52"/>
          <table:table-cell table:number-columns-repeated="16377"/>
        </table:table-row>
        <table:table-row table:style-name="ro1">
          <table:table-cell/>
          <table:table-cell office:value-type="string" table:style-name="ce54">
            <text:p>NGOs</text:p>
          </table:table-cell>
          <table:table-cell office:value-type="float" office:value="142.988899" table:formula="msoxl:=C9/1000000" table:style-name="ce55">
            <text:p><text:s/>142.99<text:s/></text:p>
          </table:table-cell>
          <table:table-cell table:style-name="ce56"/>
          <table:table-cell table:style-name="ce57"/>
          <table:table-cell table:style-name="ce1"/>
          <table:table-cell office:value-type="float" office:value="142.988899" table:formula="msoxl:=D9" table:style-name="ce52">
            <text:p><text:s/>143.0<text:s/>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54">
            <text:p>RCRC</text:p>
          </table:table-cell>
          <table:table-cell office:value-type="float" office:value="55.295670999999999" table:formula="msoxl:=C10/1000000" table:style-name="ce55">
            <text:p><text:s/>55.30<text:s/></text:p>
          </table:table-cell>
          <table:table-cell table:style-name="ce56"/>
          <table:table-cell table:style-name="ce57"/>
          <table:table-cell table:style-name="ce1"/>
          <table:table-cell office:value-type="float" office:value="55.295670999999999" table:formula="msoxl:=D10" table:style-name="ce52">
            <text:p><text:s/>55.3<text:s/>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54">
            <text:p>Other</text:p>
          </table:table-cell>
          <table:table-cell office:value-type="float" office:value="5.5886120000000004" table:formula="msoxl:=C11/1000000" table:style-name="ce55">
            <text:p><text:s/>5.59<text:s/></text:p>
          </table:table-cell>
          <table:table-cell table:style-name="ce56"/>
          <table:table-cell table:style-name="ce57"/>
          <table:table-cell table:style-name="ce1"/>
          <table:table-cell office:value-type="float" office:value="5.5886120000000004" table:formula="msoxl:=D11" table:style-name="ce52">
            <text:p><text:s/>5.6<text:s/>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54">
            <text:p>Government</text:p>
          </table:table-cell>
          <table:table-cell office:value-type="float" office:value="5.8292999999999998E-2" table:formula="msoxl:=C12/1000000" table:style-name="ce55">
            <text:p><text:s/>0.06<text:s/></text:p>
          </table:table-cell>
          <table:table-cell table:style-name="ce56"/>
          <table:table-cell table:style-name="ce57"/>
          <table:table-cell table:style-name="ce1"/>
          <table:table-cell office:value-type="float" office:value="5.8292999999999998E-2" table:formula="msoxl:=D12" table:style-name="ce52">
            <text:p><text:s/>0.1<text:s/>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58">
            <text:p>Grand Total</text:p>
          </table:table-cell>
          <table:table-cell office:value-type="float" office:value="620.31267700000001" table:formula="msoxl:=C13/1000000" table:style-name="ce59">
            <text:p><text:s/>620.31<text:s/></text:p>
          </table:table-cell>
          <table:table-cell table:style-name="ce60"/>
          <table:table-cell table:style-name="ce61"/>
          <table:table-cell table:style-name="ce58"/>
          <table:table-cell office:value-type="float" office:value="620.31267700000001" table:formula="msoxl:=D13" table:style-name="ce62">
            <text:p><text:s/>620.3<text:s/>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xmlns:presentation="urn:oasis:names:tc:opendocument:xmlns:presentation:1.0" draw:z-index="1" draw:id="id3" draw:style-name="a3" draw:name="Chart 3" svg:x="0.64583in" svg:y="0.0625in" svg:width="6.21875in" svg:height="3.47917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81"/>
        </table:table-row>
        <table:table-row table:number-rows-repeated="1048534" table:style-name="ro1">
          <table:table-cell table:number-columns-repeated="16384"/>
        </table:table-row>
      </table:table>
      <table:table table:name="Fig_6" table:style-name="ta1">
        <table:table-column table:style-name="co1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81">
            <text:p>Title:</text:p>
          </table:table-cell>
          <table:table-cell office:value-type="string" table:style-name="ce82">
            <text:p>Humanitarian funding to South Sudan, 2012–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1">
            <text:p>Source:</text:p>
          </table:table-cell>
          <table:table-cell office:value-type="string" table:style-name="ce82">
            <text:p>Development Initiatives based on UN OCHA FTS data. Data downloaded on 26 July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1">
            <text:p>Notes:</text:p>
          </table:table-cell>
          <table:table-cell office:value-type="string" table:style-name="ce82">
            <text:p>2016 data is up to and including 26 July 2016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8">
            <text:p>Emergency year</text:p>
          </table:table-cell>
          <table:table-cell office:value-type="string" table:style-name="ce77">
            <text:p>Total</text:p>
          </table:table-cell>
          <table:table-cell office:value-type="string" table:style-name="ce3">
            <text:p>US$m</text:p>
          </table:table-cell>
          <table:table-cell table:style-name="ce1">
            <draw:frame xmlns:presentation="urn:oasis:names:tc:opendocument:xmlns:presentation:1.0" draw:z-index="1" draw:id="id4" draw:style-name="a4" draw:name="Chart 1" svg:x="0.51042in" svg:y="0.08333in" svg:width="5in" svg:height="3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2012" table:style-name="ce2">
            <text:p>2012</text:p>
          </table:table-cell>
          <table:table-cell office:value-type="float" office:value="866987346" table:style-name="ce78">
            <text:p>866987346</text:p>
          </table:table-cell>
          <table:table-cell office:value-type="float" office:value="866.987346" table:formula="msoxl:=D6/1000000" table:style-name="ce6">
            <text:p><text:s/>867.0<text:s/>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2013" table:style-name="ce12">
            <text:p>2013</text:p>
          </table:table-cell>
          <table:table-cell office:value-type="float" office:value="917085027" table:style-name="ce79">
            <text:p>917085027</text:p>
          </table:table-cell>
          <table:table-cell office:value-type="float" office:value="917.08502699999997" table:formula="msoxl:=D7/1000000" table:style-name="ce14">
            <text:p><text:s/>917.1<text:s/>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2014" table:style-name="ce12">
            <text:p>2014</text:p>
          </table:table-cell>
          <table:table-cell office:value-type="float" office:value="2024492678" table:style-name="ce79">
            <text:p>2024492678</text:p>
          </table:table-cell>
          <table:table-cell office:value-type="float" office:value="2024.4926780000001" table:formula="msoxl:=D8/1000000" table:style-name="ce14">
            <text:p><text:s/>2,024.5<text:s/>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2015" table:style-name="ce12">
            <text:p>2015</text:p>
          </table:table-cell>
          <table:table-cell office:value-type="float" office:value="1363235521" table:style-name="ce79">
            <text:p>1363235521</text:p>
          </table:table-cell>
          <table:table-cell office:value-type="float" office:value="1363.2355210000001" table:formula="msoxl:=D9/1000000" table:style-name="ce14">
            <text:p><text:s/>1,363.2<text:s/>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2016" table:style-name="ce12">
            <text:p>2016</text:p>
          </table:table-cell>
          <table:table-cell office:value-type="float" office:value="620312677" table:style-name="ce79">
            <text:p>620312677</text:p>
          </table:table-cell>
          <table:table-cell office:value-type="float" office:value="620.31267700000001" table:formula="msoxl:=D10/1000000" table:style-name="ce18">
            <text:p><text:s/>620.3<text:s/>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9">
            <text:p>Grand Total</text:p>
          </table:table-cell>
          <table:table-cell office:value-type="float" office:value="5792113249" table:style-name="ce80">
            <text:p>5792113249</text:p>
          </table:table-cell>
          <table:table-cell table:number-columns-repeated="16380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text> </number:text>
      <number:number number:decimal-places="1" number:min-integer-digits="1" number:grouping="true"/>
      <number:text> </number:text>
    </number:number-style>
    <number:number-style style:name="N36P1">
      <number:text>-</number:text>
      <number:number number:decimal-places="1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1" number:min-integer-digits="1" number:grouping="true"/>
      <number:text> </number:text>
    </number:number-style>
    <number:number-style style:name="N37P1">
      <number:text>-</number:text>
      <number:number number:decimal-places="1" number:min-integer-digits="1" number:grouping="true"/>
      <number:text> </number:text>
    </number:number-style>
    <number:number-style style:name="N37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percentage-style style:name="N38">
      <number:number number:decimal-places="1" number:min-integer-digits="1"/>
      <number:text>%</number:text>
    </number:percentage-style>
    <number:number-style style:name="N39P0">
      <number:text> </number:text>
      <number:number number:decimal-places="1" number:min-integer-digits="1" number:grouping="true"/>
      <number:text> </number:text>
    </number:number-style>
    <number:number-style style:name="N39P1">
      <number:text>-</number:text>
      <number:number number:decimal-places="1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1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">
      <number:number number:decimal-places="1" number:min-integer-digits="1"/>
    </number:number-style>
    <style:style style:name="Comma" style:family="table-cell" style:data-style-name="N35"/>
    <style:style style:name="Comma_32_2" style:display-name="Comma 2" style:family="table-cell" style:data-style-name="N40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/>
    </style:style>
    <style:style style:name="Percent" style:family="table-cell" style:data-style-name="N13"/>
    <style:style style:name="Percent_32_2" style:display-name="Percent 2" style:family="table-cell" style:data-style-name="N13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lylaas</meta:initial-creator>
    <dc:creator>rebeccah</dc:creator>
    <meta:creation-date>2016-07-27T15:48:52Z</meta:creation-date>
    <dc:date>2016-07-28T14:24:0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5">
      <style:graphic-properties draw:fill="solid" draw:fill-color="#ffc000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405.0pt" chart:style-name="Crt0">
        <chart:plot-area chart:style-name="Plt0">
          <chart:axis chart:dimension="x" chart:name="primary-x" chart:style-name="Axs0">
            <chart:categories table:cell-range-address="Fig_1.$F$6:.$F$15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values-cell-range-address="Fig_1.$H$6:.$H$15" chart:class="chart:bar" chart:attached-axis="primary-y" chart:style-name="G0S0">
            <chart:data-point chart:repeated="5"/>
            <chart:data-point chart:style-name="G0S0P5"/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1736in" style:font-size-asian="0.11736in" style:font-size-complex="0.117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svg:x="24.00007874015748pt" svg:y="193.5006299212598pt" chart:style-name="Lgnd"/>
        <chart:plot-area chart:style-name="Plt0">
          <chart:axis chart:dimension="x" chart:name="primary-x" chart:style-name="Axs0">
            <chart:categories table:cell-range-address="Fig_3.$D$9:.$H$9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3.$C$10" chart:values-cell-range-address="Fig_3.$D$10:.$H$10" chart:class="chart:bar" chart:attached-axis="primary-y" chart:style-name="G0S0">
            <chart:data-point chart:repeated="5"/>
          </chart:series>
          <chart:series chart:label-cell-address="Fig_3.$C$11" chart:values-cell-range-address="Fig_3.$D$11:.$H$11" chart:class="chart:bar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plot-area chart:style-name="Plt0">
          <chart:axis chart:dimension="x">
            <chart:categories table:cell-range-address="Fig_4.$E$8:.$E$13"/>
          </chart:axis>
          <chart:axis chart:dimension="y"/>
          <chart:series chart:values-cell-range-address="Fig_4.$G$8:.$G$13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1736in" style:font-size-asian="0.11736in" style:font-size-complex="0.117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3P3" style:data-style-name="N0">
      <style:chart-properties chart:link-data-style-to-source="true" chart:data-label-number="value" chart:data-label-text="false" chart:data-label-symbol="false"/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P4" style:data-style-name="N0">
      <style:chart-properties chart:link-data-style-to-source="true" chart:data-label-number="value" chart:data-label-text="false" chart:data-label-symbol="false"/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tru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tru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tru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0.5pt" svg:width="447.75pt" chart:style-name="Crt0">
        <chart:legend svg:x="147.3846456692913pt" svg:y="224.4070078740158pt" chart:style-name="Lgnd"/>
        <chart:plot-area svg:x="4.999921259842519pt" svg:y="11.0pt" svg:width="331.5981102362205pt" svg:height="186.2949606299213pt" chart:style-name="Plt0">
          <chart:axis chart:dimension="x" chart:name="primary-x" chart:style-name="Axs0">
            <chart:categories table:cell-range-address="Fig_5.$B$34:.$B$38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5.$D$33" chart:values-cell-range-address="Fig_5.$D$34:.$D$38" chart:class="chart:bar" chart:attached-axis="primary-y" chart:style-name="G0S0">
            <chart:data-point chart:repeated="5"/>
          </chart:series>
          <chart:series chart:label-cell-address="Fig_5.$E$33" chart:values-cell-range-address="Fig_5.$E$34:.$E$38" chart:class="chart:bar" chart:attached-axis="primary-y" chart:style-name="G0S1">
            <chart:data-point chart:repeated="5"/>
          </chart:series>
          <chart:series chart:label-cell-address="Fig_5.$F$33" chart:values-cell-range-address="Fig_5.$F$34:.$F$38" chart:class="chart:bar" chart:attached-axis="primary-y" chart:style-name="G0S2">
            <chart:data-point chart:repeated="5"/>
          </chart:series>
          <chart:series chart:values-cell-range-address="Fig_5.$G$34:.$G$38" chart:class="chart:bar" chart:attached-axis="primary-y" chart:style-name="G0S3">
            <chart:data-point chart:repeated="3"/>
            <chart:data-point chart:style-name="G0S3P3"/>
            <chart:data-point chart:style-name="G0S3P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plot-area chart:style-name="Plt0">
          <chart:axis chart:dimension="x" chart:name="primary-x" chart:style-name="Axs0">
            <chart:categories table:cell-range-address="Fig_6.$C$6:.$C$10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values-cell-range-address="Fig_6.$E$6:.$E$10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